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1" style:family="table-column">
      <style:table-column-properties fo:break-before="auto" style:column-width="2.258cm"/>
    </style:style>
    <style:style style:name="co3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3.514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438cm"/>
    </style:style>
    <style:style style:name="co8" style:family="table-column">
      <style:table-column-properties fo:break-before="auto" style:column-width="2.009cm"/>
    </style:style>
    <style:style style:name="co9" style:family="table-column">
      <style:table-column-properties fo:break-before="auto" style:column-width="0.34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2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25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3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D_20_POW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23" style:family="table-cell" style:parent-style-name="Default">
      <style:map style:condition="is-true-formula(NOT(CELL(&quot;protect&quot;)))" style:apply-style-name="Unprotect_20_Grey" style:base-cell-address="Res.A1"/>
    </style:style>
    <style:style style:name="ce124" style:family="table-cell" style:parent-style-name="Default" style:data-style-name="N0">
      <style:table-cell-properties style:rotation-angle="0"/>
      <style:map style:condition="is-true-formula(NOT(CELL(&quot;protect&quot;)))" style:apply-style-name="Unprotect_20_Grey" style:base-cell-address="Res.A1"/>
    </style:style>
    <style:style style:name="ce13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500" style:family="table-cell" style:parent-style-name="Default">
      <style:table-cell-properties style:rotation-angle="0"/>
    </style:style>
    <style:style style:name="ce649" style:family="table-cell" style:parent-style-name="Default">
      <style:table-cell-properties style:rotation-angle="0"/>
      <style:text-properties fo:font-weight="bold" style:font-weight-asian="bold" style:font-weight-complex="bold"/>
      <style:map style:condition="is-true-formula(NOT(CELL(&quot;protect&quot;)))" style:apply-style-name="Unprotect_20_Grey" style:base-cell-address="Res.A1"/>
    </style:style>
    <style:style style:name="ce65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"/>
    </style:style>
    <style:style style:name="ce65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0"/>
    </style:style>
    <style:style style:name="ce65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2"/>
    </style:style>
    <style:style style:name="ce65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4"/>
    </style:style>
    <style:style style:name="ce65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6"/>
    </style:style>
    <style:style style:name="ce65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8"/>
    </style:style>
    <style:style style:name="ce66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0"/>
    </style:style>
    <style:style style:name="ce66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2"/>
    </style:style>
    <style:style style:name="ce66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4"/>
    </style:style>
    <style:style style:name="ce66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6"/>
    </style:style>
    <style:style style:name="ce66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8"/>
    </style:style>
    <style:style style:name="ce66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0"/>
    </style:style>
    <style:style style:name="ce66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2"/>
    </style:style>
    <style:style style:name="ce66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4"/>
    </style:style>
    <style:style style:name="ce66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6"/>
    </style:style>
    <style:style style:name="ce67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8"/>
    </style:style>
    <style:style style:name="ce67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0"/>
    </style:style>
    <style:style style:name="ce67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2"/>
    </style:style>
    <style:style style:name="ce67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4"/>
    </style:style>
    <style:style style:name="ce67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6"/>
    </style:style>
    <style:style style:name="ce67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8"/>
    </style:style>
    <style:style style:name="ce67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0"/>
    </style:style>
    <style:style style:name="ce67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2"/>
    </style:style>
    <style:style style:name="ce67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4"/>
    </style:style>
    <style:style style:name="ce67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6"/>
    </style:style>
    <style:style style:name="ce68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8"/>
    </style:style>
    <style:style style:name="ce68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0"/>
    </style:style>
    <style:style style:name="ce68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2"/>
    </style:style>
    <style:style style:name="ce68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4"/>
    </style:style>
    <style:style style:name="ce68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6"/>
    </style:style>
    <style:style style:name="ce68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8"/>
    </style:style>
    <style:style style:name="ce68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0"/>
    </style:style>
    <style:style style:name="ce68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2"/>
    </style:style>
    <style:style style:name="ce68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4"/>
    </style:style>
    <style:style style:name="ce68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6"/>
    </style:style>
    <style:style style:name="ce69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8"/>
    </style:style>
    <style:style style:name="ce69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0"/>
    </style:style>
    <style:style style:name="ce69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2"/>
    </style:style>
    <style:style style:name="ce69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4"/>
    </style:style>
    <style:style style:name="ce69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0"/>
    </style:style>
    <style:style style:name="ce69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2"/>
    </style:style>
    <style:style style:name="ce69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4"/>
    </style:style>
    <style:style style:name="ce69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6"/>
    </style:style>
    <style:style style:name="ce69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8"/>
    </style:style>
    <style:style style:name="ce69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0"/>
    </style:style>
    <style:style style:name="ce70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4"/>
    </style:style>
    <style:style style:name="ce70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6"/>
    </style:style>
    <style:style style:name="ce70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8"/>
    </style:style>
    <style:style style:name="ce70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0"/>
    </style:style>
    <style:style style:name="ce70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2"/>
    </style:style>
    <style:style style:name="ce70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4"/>
    </style:style>
    <style:style style:name="ce70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8"/>
    </style:style>
    <style:style style:name="ce70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0"/>
    </style:style>
    <style:style style:name="ce71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2"/>
    </style:style>
    <style:style style:name="ce71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4"/>
    </style:style>
    <style:style style:name="ce71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6"/>
    </style:style>
    <style:style style:name="ce71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8"/>
    </style:style>
    <style:style style:name="ce71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0"/>
    </style:style>
    <style:style style:name="ce71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2"/>
    </style:style>
    <style:style style:name="ce71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4"/>
    </style:style>
    <style:style style:name="ce71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6"/>
    </style:style>
    <style:style style:name="ce72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8"/>
    </style:style>
    <style:style style:name="ce72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0"/>
    </style:style>
    <style:style style:name="ce72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2"/>
    </style:style>
    <style:style style:name="ce72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4"/>
    </style:style>
    <style:style style:name="ce72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6"/>
    </style:style>
    <style:style style:name="ce72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8"/>
    </style:style>
    <style:style style:name="ce72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0"/>
    </style:style>
    <style:style style:name="ce72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2"/>
    </style:style>
    <style:style style:name="ce72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6"/>
    </style:style>
    <style:style style:name="ce72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0"/>
    </style:style>
    <style:style style:name="ce73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4"/>
    </style:style>
    <style:style style:name="ce73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6"/>
    </style:style>
    <style:style style:name="ce73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8"/>
    </style:style>
    <style:style style:name="ce73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0"/>
    </style:style>
    <style:style style:name="ce73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4"/>
    </style:style>
    <style:style style:name="ce735" style:family="table-cell" style:parent-style-name="Default" style:data-style-name="N0">
      <style:table-cell-properties style:rotation-angle="0"/>
      <style:map style:condition="is-true-formula(NOT(CELL(&quot;protect&quot;)))" style:apply-style-name="Unprotect_20_Grey" style:base-cell-address="Res.A1"/>
    </style:style>
    <style:style style:name="ce73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737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738" style:family="table-cell" style:parent-style-name="Default">
      <style:table-cell-properties style:rotation-angle="0"/>
    </style:style>
    <style:style style:name="ce739" style:family="table-cell" style:parent-style-name="Default">
      <style:table-cell-properties style:rotation-angle="0"/>
    </style:style>
    <style:style style:name="ce740" style:family="table-cell" style:parent-style-name="Default">
      <style:table-cell-properties style:rotation-angle="0"/>
    </style:style>
    <style:style style:name="ce741" style:family="table-cell" style:parent-style-name="Default">
      <style:table-cell-properties style:rotation-angle="0"/>
    </style:style>
    <style:style style:name="ce742" style:family="table-cell" style:parent-style-name="Default">
      <style:table-cell-properties style:rotation-angle="0"/>
    </style:style>
    <style:style style:name="ce743" style:family="table-cell" style:parent-style-name="Default">
      <style:table-cell-properties style:rotation-angle="0"/>
    </style:style>
    <style:style style:name="ce74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745" style:family="table-cell" style:parent-style-name="Default">
      <style:table-cell-properties style:rotation-angle="0"/>
    </style:style>
    <style:style style:name="ce746" style:family="table-cell" style:parent-style-name="Default">
      <style:table-cell-properties style:rotation-angle="0"/>
    </style:style>
    <style:style style:name="ce747" style:family="table-cell" style:parent-style-name="Default">
      <style:table-cell-properties style:rotation-angle="0"/>
    </style:style>
    <style:style style:name="ce748" style:family="table-cell" style:parent-style-name="Default">
      <style:table-cell-properties style:rotation-angle="0"/>
    </style:style>
    <style:style style:name="ce749" style:family="table-cell" style:parent-style-name="Default">
      <style:table-cell-properties style:rotation-angle="0"/>
    </style:style>
    <style:style style:name="ce750" style:family="table-cell" style:parent-style-name="Default">
      <style:table-cell-properties style:rotation-angle="0"/>
    </style:style>
    <style:style style:name="ce751" style:family="table-cell" style:parent-style-name="Default">
      <style:table-cell-properties style:rotation-angle="0"/>
    </style:style>
    <style:style style:name="ce752" style:family="table-cell" style:parent-style-name="Default">
      <style:table-cell-properties style:rotation-angle="0"/>
    </style:style>
    <style:style style:name="ce75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754" style:family="table-cell" style:parent-style-name="Default">
      <style:table-cell-properties style:rotation-angle="0"/>
    </style:style>
    <style:style style:name="ce755" style:family="table-cell" style:parent-style-name="Default">
      <style:table-cell-properties style:rotation-angle="0"/>
    </style:style>
    <style:style style:name="ce756" style:family="table-cell" style:parent-style-name="Default"/>
    <style:style style:name="ce757" style:family="table-cell" style:parent-style-name="Default"/>
    <style:style style:name="ce758" style:family="table-cell" style:parent-style-name="Default"/>
    <style:style style:name="ce759" style:family="table-cell" style:parent-style-name="Default"/>
    <style:style style:name="ce760" style:family="table-cell" style:parent-style-name="Default"/>
    <style:style style:name="ce761" style:family="table-cell" style:parent-style-name="Default">
      <style:map style:condition="is-true-formula(NOT(CELL(&quot;protect&quot;)))" style:apply-style-name="Unprotect_20_Grey" style:base-cell-address="Res.A1"/>
    </style:style>
    <style:style style:name="ce764" style:family="table-cell" style:parent-style-name="Default"/>
    <style:style style:name="ce766" style:family="table-cell" style:parent-style-name="Default"/>
    <style:style style:name="ce767" style:family="table-cell" style:parent-style-name="Default"/>
    <style:style style:name="ce768" style:family="table-cell" style:parent-style-name="Default"/>
    <style:style style:name="ce769" style:family="table-cell" style:parent-style-name="Default"/>
    <style:style style:name="ce770" style:family="table-cell" style:parent-style-name="Default"/>
    <style:style style:name="ce771" style:family="table-cell" style:parent-style-name="Default"/>
    <style:style style:name="ce772" style:family="table-cell" style:parent-style-name="Default"/>
    <style:style style:name="ce773" style:family="table-cell" style:parent-style-name="Default">
      <style:map style:condition="is-true-formula(NOT(CELL(&quot;protect&quot;)))" style:apply-style-name="Unprotect_20_Grey" style:base-cell-address="Res.A1"/>
    </style:style>
    <style:style style:name="ce774" style:family="table-cell" style:parent-style-name="Default"/>
    <style:style style:name="ce394" style:family="table-cell" style:parent-style-name="Default" style:data-style-name="N37">
      <style:table-cell-properties fo:background-color="#99ff66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0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 style:data-style-name="N1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112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2" style:family="table-cell" style:parent-style-name="Default" style:data-style-name="N1">
      <style:table-cell-properties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4" style:family="table-cell" style:parent-style-name="Default" style:data-style-name="N1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06" style:family="table-cell" style:parent-style-name="Default" style:data-style-name="N1">
      <style:table-cell-properties fo:background-color="#ff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 style:data-style-name="N1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09" style:family="table-cell" style:parent-style-name="Default" style:data-style-name="N1">
      <style:table-cell-properties fo:background-color="#ffff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 style:data-style-name="N1">
      <style:table-cell-properties fo:background-color="#ff9999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1">
      <style:table-cell-properties style:diagonal-bl-tr="none" style:diagonal-tl-br="none" fo:background-color="transparent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 style:data-style-name="N1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 style:data-style-name="N1">
      <style:table-cell-properties fo:background-color="#ffff99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 style:data-style-name="N1">
      <style:table-cell-properties fo:background-color="#99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 style:data-style-name="N1">
      <style:table-cell-properties fo:background-color="#666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6" style:family="table-cell" style:parent-style-name="Default" style:data-style-name="N1">
      <style:table-cell-properties fo:background-color="#cc9900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 style:data-style-name="N1">
      <style:table-cell-properties fo:background-color="#33ff99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 style:data-style-name="N1">
      <style:table-cell-properties fo:background-color="#ff66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">
      <style:table-cell-properties fo:background-color="#66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 style:data-style-name="N37"/>
    <style:style style:name="ce58" style:family="table-cell" style:parent-style-name="Default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language="fr" fo:country="CH" fo:font-style="normal" fo:text-shadow="none" style:text-underline-style="none" fo:font-weight="bold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2" style:family="table-cell" style:parent-style-name="Default" style:data-style-name="N112">
      <style:table-cell-properties style:diagonal-bl-tr="none" style:diagonal-tl-br="none" fo:border="none" style:rotation-angle="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 style:data-style-name="N1">
      <style:table-cell-properties style:diagonal-bl-tr="none" style:diagonal-tl-br="none" fo:border="none" style:rotation-angle="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0" style:family="table-cell" style:parent-style-name="Default" style:data-style-name="N1">
      <style:table-cell-properties style:diagonal-bl-tr="none" style:diagonal-tl-br="none" fo:background-color="transparent" fo:border="none" style:rotation-angle="0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56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>
      <style:table-cell-properties style:rotation-angle="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1" fo:font-size="10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 style:data-style-name="N1">
      <style:table-cell-properties fo:background-color="#ffff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60" style:family="table-cell" style:parent-style-name="Default" style:data-style-name="N1">
      <style:table-cell-properties fo:background-color="#ffff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61" style:family="table-cell" style:parent-style-name="Default" style:data-style-name="N1">
      <style:table-cell-properties style:diagonal-bl-tr="none" style:diagonal-tl-br="none" fo:background-color="transparent" fo:border="none" style:rotation-angle="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 style:data-style-name="N1">
      <style:table-cell-properties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 style:data-style-name="N112">
      <style:table-cell-properties style:diagonal-bl-tr="none" style:diagonal-tl-br="none" fo:background-color="transparent" fo:border="none" style:rotation-angle="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4" style:family="table-cell" style:parent-style-name="Default" style:data-style-name="N1">
      <style:table-cell-properties style:diagonal-bl-tr="none" style:diagonal-tl-br="none" fo:background-color="transparent" fo:border="none" style:rotation-angle="0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5" style:family="table-cell" style:parent-style-name="Default">
      <style:table-cell-properties style:diagonal-bl-tr="none" style:diagonal-tl-br="none" fo:background-color="transparent" fo:border="none" style:rotation-angle="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 style:data-style-name="N1">
      <style:table-cell-properties fo:background-color="#e6e6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 style:data-style-name="N112">
      <style:table-cell-properties fo:background-color="#e6e6ff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8" style:family="table-cell" style:parent-style-name="Default" style:data-style-name="N1">
      <style:table-cell-properties fo:background-color="#e6e6ff" style:diagonal-bl-tr="none" style:diagonal-tl-br="none" fo:border="none" style:rotation-align="non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 style:data-style-name="N1">
      <style:table-cell-properties fo:background-color="#e6e6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">
      <style:table-cell-properties fo:background-color="#e6e6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 style:data-style-name="N1">
      <style:table-cell-properties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ackground-color="#e6e6ff"/>
    </style:style>
    <style:style style:name="ce473" style:family="table-cell" style:parent-style-name="Default" style:data-style-name="N1">
      <style:table-cell-properties fo:background-color="#e6e6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74" style:family="table-cell" style:parent-style-name="Default" style:data-style-name="N1">
      <style:table-cell-properties fo:background-color="#e6e6ff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75" style:family="table-cell" style:parent-style-name="Default" style:data-style-name="N1">
      <style:table-cell-properties fo:background-color="#e6e6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6" style:family="table-cell" style:parent-style-name="Default" style:data-style-name="N1">
      <style:table-cell-properties fo:background-color="#e6e6ff"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2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77" style:family="table-cell" style:parent-style-name="Default" style:data-style-name="N1">
      <style:table-cell-properties fo:background-color="#e6e6ff" style:cell-protect="protected" style:print-content="true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8" style:family="table-cell" style:parent-style-name="Default" style:data-style-name="N1">
      <style:table-cell-properties fo:background-color="#e6e6ff" style:cell-protect="protected" style:print-content="true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79" style:family="table-cell" style:parent-style-name="Default" style:data-style-name="N1">
      <style:table-cell-properties fo:background-color="#e6e6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480" style:family="table-cell" style:parent-style-name="Default" style:data-style-name="N1">
      <style:table-cell-properties fo:background-color="#e6e6ff"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81" style:family="table-cell" style:parent-style-name="Default">
      <style:table-cell-properties fo:background-color="#e6e6ff" style:cell-protect="protected" style:print-content="true"/>
    </style:style>
    <style:style style:name="ce482" style:family="table-cell" style:parent-style-name="Default" style:data-style-name="N112">
      <style:table-cell-properties fo:background-color="#e6e6ff" style:diagonal-bl-tr="none" style:diagonal-tl-br="none" fo:border="none" style:rotation-angle="0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3" style:family="table-cell" style:parent-style-name="Default" style:data-style-name="N1">
      <style:table-cell-properties fo:background-color="#e6e6ff" style:cell-protect="none" style:print-content="true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4" style:family="table-cell" style:parent-style-name="Default" style:data-style-name="N1">
      <style:table-cell-properties fo:background-color="#e6e6ff" style:cell-protect="none" style:print-content="true" style:diagonal-bl-tr="none" style:diagonal-tl-br="none" fo:border="none" style:rotation-angle="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2pt" style:font-style-asian="normal" style:font-weight-asian="normal" style:font-size-complex="2pt" style:font-style-complex="normal" style:font-weight-complex="normal"/>
    </style:style>
    <style:style style:name="ce485" style:family="table-cell" style:parent-style-name="Default" style:data-style-name="N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style:rotation-angle="0"/>
      <style:text-properties fo:font-weight="bold" style:font-weight-asian="bold" style:font-weight-complex="bold"/>
      <style:map style:condition="is-true-formula(NOT(CELL(&quot;protect&quot;)))" style:apply-style-name="Unprotect_20_Grey" style:base-cell-address="Res.A1"/>
    </style:style>
    <style:style style:name="ce18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185" style:family="table-cell" style:parent-style-name="Default">
      <style:table-cell-properties style:rotation-angle="0"/>
    </style:style>
    <style:style style:name="ce186" style:family="table-cell" style:parent-style-name="Default" style:data-style-name="N0">
      <style:table-cell-properties style:rotation-angle="0"/>
      <style:map style:condition="is-true-formula(NOT(CELL(&quot;protect&quot;)))" style:apply-style-name="Unprotect_20_Grey" style:base-cell-address="Res.A1"/>
    </style:style>
    <style:style style:name="ce18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"/>
    </style:style>
    <style:style style:name="ce18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0"/>
    </style:style>
    <style:style style:name="ce18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2"/>
    </style:style>
    <style:style style:name="ce19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4"/>
    </style:style>
    <style:style style:name="ce19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6"/>
    </style:style>
    <style:style style:name="ce19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28"/>
    </style:style>
    <style:style style:name="ce19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0"/>
    </style:style>
    <style:style style:name="ce19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2"/>
    </style:style>
    <style:style style:name="ce19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4"/>
    </style:style>
    <style:style style:name="ce19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6"/>
    </style:style>
    <style:style style:name="ce19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38"/>
    </style:style>
    <style:style style:name="ce19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0"/>
    </style:style>
    <style:style style:name="ce19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2"/>
    </style:style>
    <style:style style:name="ce20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4"/>
    </style:style>
    <style:style style:name="ce20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6"/>
    </style:style>
    <style:style style:name="ce20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48"/>
    </style:style>
    <style:style style:name="ce20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0"/>
    </style:style>
    <style:style style:name="ce20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2"/>
    </style:style>
    <style:style style:name="ce20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4"/>
    </style:style>
    <style:style style:name="ce20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6"/>
    </style:style>
    <style:style style:name="ce20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58"/>
    </style:style>
    <style:style style:name="ce20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0"/>
    </style:style>
    <style:style style:name="ce20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2"/>
    </style:style>
    <style:style style:name="ce21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4"/>
    </style:style>
    <style:style style:name="ce21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6"/>
    </style:style>
    <style:style style:name="ce21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68"/>
    </style:style>
    <style:style style:name="ce21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0"/>
    </style:style>
    <style:style style:name="ce21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2"/>
    </style:style>
    <style:style style:name="ce21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4"/>
    </style:style>
    <style:style style:name="ce21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6"/>
    </style:style>
    <style:style style:name="ce21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78"/>
    </style:style>
    <style:style style:name="ce21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0"/>
    </style:style>
    <style:style style:name="ce21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2"/>
    </style:style>
    <style:style style:name="ce22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4"/>
    </style:style>
    <style:style style:name="ce22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6"/>
    </style:style>
    <style:style style:name="ce22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88"/>
    </style:style>
    <style:style style:name="ce22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0"/>
    </style:style>
    <style:style style:name="ce22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2"/>
    </style:style>
    <style:style style:name="ce22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94"/>
    </style:style>
    <style:style style:name="ce22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0"/>
    </style:style>
    <style:style style:name="ce22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2"/>
    </style:style>
    <style:style style:name="ce22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4"/>
    </style:style>
    <style:style style:name="ce22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6"/>
    </style:style>
    <style:style style:name="ce23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08"/>
    </style:style>
    <style:style style:name="ce23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0"/>
    </style:style>
    <style:style style:name="ce23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4"/>
    </style:style>
    <style:style style:name="ce23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6"/>
    </style:style>
    <style:style style:name="ce23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18"/>
    </style:style>
    <style:style style:name="ce23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0"/>
    </style:style>
    <style:style style:name="ce23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2"/>
    </style:style>
    <style:style style:name="ce23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4"/>
    </style:style>
    <style:style style:name="ce23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28"/>
    </style:style>
    <style:style style:name="ce23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0"/>
    </style:style>
    <style:style style:name="ce24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2"/>
    </style:style>
    <style:style style:name="ce24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4"/>
    </style:style>
    <style:style style:name="ce24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6"/>
    </style:style>
    <style:style style:name="ce24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38"/>
    </style:style>
    <style:style style:name="ce24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0"/>
    </style:style>
    <style:style style:name="ce24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2"/>
    </style:style>
    <style:style style:name="ce24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4"/>
    </style:style>
    <style:style style:name="ce24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6"/>
    </style:style>
    <style:style style:name="ce24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48"/>
    </style:style>
    <style:style style:name="ce24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0"/>
    </style:style>
    <style:style style:name="ce25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2"/>
    </style:style>
    <style:style style:name="ce25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4"/>
    </style:style>
    <style:style style:name="ce25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6"/>
    </style:style>
    <style:style style:name="ce253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58"/>
    </style:style>
    <style:style style:name="ce25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0"/>
    </style:style>
    <style:style style:name="ce255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2"/>
    </style:style>
    <style:style style:name="ce256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66"/>
    </style:style>
    <style:style style:name="ce257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0"/>
    </style:style>
    <style:style style:name="ce258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4"/>
    </style:style>
    <style:style style:name="ce259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6"/>
    </style:style>
    <style:style style:name="ce260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78"/>
    </style:style>
    <style:style style:name="ce26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0"/>
    </style:style>
    <style:style style:name="ce26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F184"/>
    </style:style>
    <style:style style:name="ce263" style:family="table-cell" style:parent-style-name="Default" style:data-style-name="N0">
      <style:table-cell-properties style:rotation-angle="0"/>
      <style:map style:condition="is-true-formula(NOT(CELL(&quot;protect&quot;)))" style:apply-style-name="Unprotect_20_Grey" style:base-cell-address="Res.A1"/>
    </style:style>
    <style:style style:name="ce264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265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266" style:family="table-cell" style:parent-style-name="Default">
      <style:table-cell-properties style:rotation-angle="0"/>
    </style:style>
    <style:style style:name="ce267" style:family="table-cell" style:parent-style-name="Default">
      <style:table-cell-properties style:rotation-angle="0"/>
    </style:style>
    <style:style style:name="ce268" style:family="table-cell" style:parent-style-name="Default">
      <style:table-cell-properties style:rotation-angle="0"/>
    </style:style>
    <style:style style:name="ce269" style:family="table-cell" style:parent-style-name="Default">
      <style:table-cell-properties style:rotation-angle="0"/>
    </style:style>
    <style:style style:name="ce270" style:family="table-cell" style:parent-style-name="Default">
      <style:table-cell-properties style:rotation-angle="0"/>
    </style:style>
    <style:style style:name="ce271" style:family="table-cell" style:parent-style-name="Default">
      <style:table-cell-properties style:rotation-angle="0"/>
    </style:style>
    <style:style style:name="ce272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273" style:family="table-cell" style:parent-style-name="Default">
      <style:table-cell-properties style:rotation-angle="0"/>
    </style:style>
    <style:style style:name="ce274" style:family="table-cell" style:parent-style-name="Default">
      <style:table-cell-properties style:rotation-angle="0"/>
    </style:style>
    <style:style style:name="ce275" style:family="table-cell" style:parent-style-name="Default">
      <style:table-cell-properties style:rotation-angle="0"/>
    </style:style>
    <style:style style:name="ce276" style:family="table-cell" style:parent-style-name="Default">
      <style:table-cell-properties style:rotation-angle="0"/>
    </style:style>
    <style:style style:name="ce277" style:family="table-cell" style:parent-style-name="Default">
      <style:table-cell-properties style:rotation-angle="0"/>
    </style:style>
    <style:style style:name="ce278" style:family="table-cell" style:parent-style-name="Default">
      <style:table-cell-properties style:rotation-angle="0"/>
    </style:style>
    <style:style style:name="ce279" style:family="table-cell" style:parent-style-name="Default">
      <style:table-cell-properties style:rotation-angle="0"/>
    </style:style>
    <style:style style:name="ce280" style:family="table-cell" style:parent-style-name="Default">
      <style:table-cell-properties style:rotation-angle="0"/>
    </style:style>
    <style:style style:name="ce281" style:family="table-cell" style:parent-style-name="Default">
      <style:table-cell-properties style:rotation-angle="0"/>
      <style:map style:condition="is-true-formula(NOT(CELL(&quot;protect&quot;)))" style:apply-style-name="Unprotect_20_Grey" style:base-cell-address="Res.A1"/>
    </style:style>
    <style:style style:name="ce282" style:family="table-cell" style:parent-style-name="Default">
      <style:table-cell-properties style:rotation-angle="0"/>
    </style:style>
    <style:style style:name="ce283" style:family="table-cell" style:parent-style-name="Default">
      <style:table-cell-properties style:rotation-angle="0"/>
    </style:style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>
      <style:map style:condition="is-true-formula(NOT(CELL(&quot;protect&quot;)))" style:apply-style-name="Unprotect_20_Grey" style:base-cell-address="Res.A1"/>
    </style:style>
    <style:style style:name="ce290" style:family="table-cell" style:parent-style-name="Default">
      <style:map style:condition="is-true-formula(NOT(CELL(&quot;protect&quot;)))" style:apply-style-name="Unprotect_20_Grey" style:base-cell-address="Res.A1"/>
    </style:style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>
      <style:map style:condition="is-true-formula(NOT(CELL(&quot;protect&quot;)))" style:apply-style-name="Unprotect_20_Grey" style:base-cell-address="Res.A1"/>
    </style:style>
    <style:style style:name="ce300" style:family="table-cell" style:parent-style-name="Default"/>
    <style:style style:name="T1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nst.$A$2:$Const.$A$6])" table:allow-empty-cell="true" table:display-list="unsorted" table:base-cell-address="Res.F16">
          <table:help-message table:title="Select value if applicable" table:display="true">
            <text:p/>
            <text:p>1</text:p>
            <text:p>2</text:p>
            <text:p>3</text:p>
            <text:p>4</text:p>
          </table:help-message>
          <table:error-message table:message-type="stop" table:display="true"/>
        </table:content-validation>
        <table:content-validation table:name="val2" table:condition="of:cell-content-is-in-list([$Const.$A$2:$Const.$A$6])" table:allow-empty-cell="true" table:display-list="unsorted" table:base-cell-address="Res.F18">
          <table:help-message table:title="Select value if applicable" table:display="true">
            <text:p/>
            <text:p>1</text:p>
            <text:p>2</text:p>
            <text:p>3</text:p>
            <text:p>4</text:p>
          </table:help-message>
          <table:error-message table:message-type="stop" table:display="true"/>
        </table:content-validation>
        <table:content-validation table:name="val3" table:condition="of:cell-content-is-in-list([$Const.$A$3:$Const.$A$6])" table:allow-empty-cell="true" table:display-list="unsorted" table:base-cell-address="Res.F44">
          <table:help-message table:title="Select value if applicable" table:display="true">
            <text:p>EOP: End of Project</text:p>
            <text:p>Repl.: Replacement already dealt with</text:p>
            <text:p>Req. Rejected.: Request rejected</text:p>
          </table:help-message>
          <table:error-message table:message-type="stop" table:display="true"/>
        </table:content-validation>
        <table:content-validation table:name="val4" table:base-cell-address="Res.G16">
          <table:help-message table:title="Select value if applicable" table:display="false">
            <text:p>EOP: End of Project</text:p>
            <text:p>Repl.: Replacement already setup</text:p>
            <text:p>Req.: Request already filed</text:p>
            <text:p>Req. rej.: Request rejected</text:p>
          </table:help-message>
          <table:error-message table:message-type="stop" table:display="true"/>
        </table:content-validation>
        <table:content-validation table:name="val5" table:condition="of:cell-content-is-in-list(#REF!)" table:allow-empty-cell="true" table:display-list="unsorted" table:base-cell-address="Res.H16">
          <table:help-message table:title="Enter valid resource ID if..." table:display="true">
            <text:p>Status is</text:p>
            <text:p>1: ID replacing the present</text:p>
            <text:p>2: ID of the Request</text:p>
            <text:p>3: ID that was to be replaced</text:p>
          </table:help-message>
          <table:error-message table:message-type="stop" table:display="true"/>
        </table:content-validation>
        <table:content-validation table:name="val6" table:condition="of:cell-content-is-in-list([$Const.$A$2:$Const.$A$6])" table:allow-empty-cell="true" table:display-list="unsorted" table:base-cell-address="Res.F16">
          <table:help-message table:title="Select value if applicable" table:display="true">
            <text:p>EOP: End of Project</text:p>
            <text:p>Repl.: Replacement already setup</text:p>
            <text:p>Req.: Request already filed</text:p>
            <text:p>Req. rej.: Request rejected</text:p>
          </table:help-message>
          <table:error-message table:message-type="stop" table:display="true"/>
        </table:content-validation>
      </table:content-validations>
      <table:table table:name="Res" table:style-name="ta3" table:print-ranges="Res.A1:Res.N187">
        <office:forms form:automatic-focus="false" form:apply-design-mode="false"/>
        <table:table-column table:style-name="co3" table:default-cell-style-name="ce125"/>
        <table:table-column table:style-name="co4" table:default-cell-style-name="ce58"/>
        <table:table-column table:style-name="co5" table:default-cell-style-name="ce58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default-cell-style-name="ce125"/>
        <table:table-column table:style-name="co9" table:default-cell-style-name="ce125"/>
        <table:table-column table:style-name="co11" table:default-cell-style-name="ce125"/>
        <table:table-column table:style-name="co9" table:default-cell-style-name="ce125"/>
        <table:table-column table:style-name="co11" table:number-columns-repeated="3" table:default-cell-style-name="Default"/>
        <table:table-column table:style-name="co31" table:default-cell-style-name="Default"/>
        <table:table-row table:style-name="ro2">
          <table:table-cell table:style-name="ce394" table:formula="of:=DATE(2030;7;1)" office:value-type="date" office:date-value="2030-07-01" calcext:value-type="date">
            <text:p>01/07/30</text:p>
          </table:table-cell>
          <table:table-cell table:style-name="ce405" table:formula="of:=TODAY()" office:value-type="date" office:date-value="2024-03-11" calcext:value-type="date">
            <text:p>11/03/24</text:p>
          </table:table-cell>
          <table:table-cell/>
          <table:table-cell table:style-name="ce58" office:value-type="string" calcext:value-type="string">
            <text:p>⇐ today/simulation date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 table:style-name="ce396"/>
          <table:table-cell table:style-name="Default"/>
          <table:table-cell/>
          <table:table-cell table:style-name="ce58" office:value-type="string" calcext:value-type="string">
            <text:p>⇐ Timeline starting year (if different from current)(YYYY)</text:p>
          </table:table-cell>
          <table:table-cell table:number-columns-repeated="11"/>
        </table:table-row>
        <table:table-row table:style-name="ro2">
          <table:table-cell table:style-name="Default" table:number-columns-repeated="2"/>
          <table:table-cell table:number-columns-repeated="13"/>
        </table:table-row>
        <table:table-row table:style-name="ro2" table:number-rows-repeated="6">
          <table:table-cell table:number-columns-repeated="15"/>
        </table:table-row>
        <table:table-row table:style-name="ro3">
          <table:table-cell table:style-name="ce399" table:number-columns-repeated="11"/>
          <table:table-cell table:number-columns-repeated="4"/>
        </table:table-row>
        <table:table-row table:style-name="ro2">
          <table:table-cell table:style-name="ce400" office:value-type="string" calcext:value-type="string">
            <text:p>Resource ID </text:p>
          </table:table-cell>
          <table:table-cell table:style-name="ce431" office:value-type="string" calcext:value-type="string">
            <text:p>Name</text:p>
          </table:table-cell>
          <table:table-cell table:style-name="ce462"/>
          <table:table-cell table:style-name="ce462" office:value-type="string" calcext:value-type="string">
            <text:p>Type</text:p>
          </table:table-cell>
          <table:table-cell table:style-name="ce462" office:value-type="string" calcext:value-type="string">
            <text:p>Group</text:p>
          </table:table-cell>
          <table:table-cell table:style-name="ce466" office:value-type="string" calcext:value-type="string">
            <text:p>Status</text:p>
          </table:table-cell>
          <table:table-cell table:style-name="ce466"/>
          <table:table-cell table:style-name="ce466" office:value-type="string" calcext:value-type="string">
            <text:p>Ref.</text:p>
          </table:table-cell>
          <table:table-cell table:style-name="ce466"/>
          <table:table-cell table:style-name="ce466" office:value-type="string" calcext:value-type="string">
            <text:p>Notes</text:p>
          </table:table-cell>
          <table:table-cell table:style-name="ce462"/>
          <table:table-cell office:value-type="string" calcext:value-type="string">
            <text:p><text:span text:style-name="T1">Start Date</text:span></text:p>
          </table:table-cell>
          <table:table-cell office:value-type="string" calcext:value-type="string">
            <text:p>End Date</text:p>
          </table:table-cell>
          <table:table-cell office:value-type="string" calcext:value-type="string">
            <text:p>DL Notification</text:p>
          </table:table-cell>
          <table:table-cell/>
        </table:table-row>
        <table:table-row table:style-name="ro3">
          <table:table-cell table:style-name="ce401"/>
          <table:table-cell table:style-name="ce432" table:number-columns-repeated="2"/>
          <table:table-cell table:style-name="ce463" table:number-columns-repeated="2"/>
          <table:table-cell table:style-name="ce467" table:number-columns-repeated="4"/>
          <table:table-cell table:style-name="ce482"/>
          <table:table-cell table:style-name="ce401"/>
          <table:table-cell table:number-columns-repeated="4"/>
        </table:table-row>
        <table:table-row table:style-name="ro3">
          <table:table-cell table:style-name="ce402"/>
          <table:table-cell table:style-name="ce439" table:number-columns-repeated="2"/>
          <table:table-cell table:style-name="ce464" table:number-columns-repeated="2"/>
          <table:table-cell table:style-name="ce468" table:number-columns-repeated="2"/>
          <table:table-cell table:style-name="ce479" office:value-type="string" calcext:value-type="string">
            <text:p>(Status dependent)</text:p>
          </table:table-cell>
          <table:table-cell table:style-name="ce480"/>
          <table:table-cell table:style-name="ce468"/>
          <table:table-cell table:style-name="ce402"/>
          <table:table-cell table:number-columns-repeated="4"/>
        </table:table-row>
        <table:table-row table:style-name="ro2">
          <table:table-cell table:style-name="ce403" table:formula="of:=CONCATENATE(&quot;Type &quot;;[$Const.O3])" office:value-type="string" office:string-value="Type 01" calcext:value-type="string">
            <text:p>Type 01</text:p>
          </table:table-cell>
          <table:table-cell table:style-name="ce403" table:number-columns-repeated="2"/>
          <table:table-cell table:style-name="ce411" table:number-columns-repeated="2"/>
          <table:table-cell table:style-name="ce469" table:number-columns-repeated="5"/>
          <table:table-cell table:style-name="ce403"/>
          <table:table-cell table:number-columns-repeated="4"/>
        </table:table-row>
        <table:table-row table:style-name="ro3">
          <table:table-cell table:style-name="ce404"/>
          <table:table-cell table:style-name="ce440" table:number-columns-repeated="4"/>
          <table:table-cell table:style-name="ce404" table:number-columns-repeated="6"/>
          <table:table-cell table:number-columns-repeated="4"/>
        </table:table-row>
        <table:table-row table:style-name="ro2">
          <table:table-cell table:style-name="ce406" office:value-type="string" calcext:value-type="string">
            <text:p>01-01-01</text:p>
          </table:table-cell>
          <table:table-cell table:style-name="ce456" office:value-type="string" calcext:value-type="string">
            <text:p>FIXIT</text:p>
          </table:table-cell>
          <table:table-cell table:style-name="ce456" office:value-type="string" calcext:value-type="string">
            <text:p>Tony</text:p>
          </table:table-cell>
          <table:table-cell table:style-name="ce407" table:formula="of:=LEFT([.A16];2)" office:value-type="string" office:string-value="01" calcext:value-type="string">
            <text:p>01</text:p>
          </table:table-cell>
          <table:table-cell table:style-name="ce407" table:formula="of:=RIGHT(LEFT([.A16];5);2)" office:value-type="string" office:string-value="01" calcext:value-type="string">
            <text:p>01</text:p>
          </table:table-cell>
          <table:table-cell table:style-name="ce167" table:content-validation-name="val1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office:value-type="float" office:value="38169" calcext:value-type="float">
            <text:p>38169</text:p>
          </table:table-cell>
          <table:table-cell office:value-type="float" office:value="44365" calcext:value-type="float">
            <text:p>44365</text:p>
          </table:table-cell>
          <table:table-cell table:formula="of:=IF(AND([.F16]=&quot;&quot;;[.$A$1]&gt;=[.M16]-[Const.$C$3];[.$A$1]&lt;[.M1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168" table:content-validation-name="val4"/>
          <table:table-cell table:style-name="ce168"/>
          <table:table-cell table:style-name="ce475" table:content-validation-name="val4"/>
          <table:table-cell table:style-name="ce168" table:content-validation-name="val6"/>
          <table:table-cell table:style-name="ce485"/>
          <table:table-cell table:number-columns-repeated="4"/>
        </table:table-row>
        <table:table-row table:style-name="ro2">
          <table:table-cell table:style-name="ce406" office:value-type="string" calcext:value-type="string">
            <text:p>01-01-02</text:p>
          </table:table-cell>
          <table:table-cell table:style-name="ce456" office:value-type="string" calcext:value-type="string">
            <text:p>BUDDY</text:p>
          </table:table-cell>
          <table:table-cell table:style-name="ce456" office:value-type="string" calcext:value-type="string">
            <text:p>Fred</text:p>
          </table:table-cell>
          <table:table-cell table:style-name="ce407" table:formula="of:=LEFT([.A18];2)" office:value-type="string" office:string-value="01" calcext:value-type="string">
            <text:p>01</text:p>
          </table:table-cell>
          <table:table-cell table:style-name="ce407" table:formula="of:=RIGHT(LEFT([.A18];5);2)" office:value-type="string" office:string-value="01" calcext:value-type="string">
            <text:p>01</text:p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85"/>
          <table:table-cell office:value-type="float" office:value="40179" calcext:value-type="float">
            <text:p>40179</text:p>
          </table:table-cell>
          <table:table-cell office:value-type="float" office:value="44561" calcext:value-type="float">
            <text:p>44561</text:p>
          </table:table-cell>
          <table:table-cell table:formula="of:=IF(AND([.F18]=&quot;&quot;;[.$A$1]&gt;=[.M18]-[Const.$C$3];[.$A$1]&lt;[.M18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9"/>
          <table:table-cell table:style-name="ce169" table:content-validation-name="val4"/>
          <table:table-cell table:style-name="ce169"/>
          <table:table-cell table:style-name="ce481" table:content-validation-name="val4"/>
          <table:table-cell table:style-name="ce169"/>
          <table:table-cell table:style-name="ce407"/>
          <table:table-cell table:number-columns-repeated="4"/>
        </table:table-row>
        <table:table-row table:style-name="ro2">
          <table:table-cell table:style-name="ce406" office:value-type="string" calcext:value-type="string">
            <text:p>01-02-01</text:p>
          </table:table-cell>
          <table:table-cell table:style-name="ce456" office:value-type="string" calcext:value-type="string">
            <text:p>SPEEDY</text:p>
          </table:table-cell>
          <table:table-cell table:style-name="ce456" office:value-type="string" calcext:value-type="string">
            <text:p>Tom</text:p>
          </table:table-cell>
          <table:table-cell table:style-name="ce407" table:formula="of:=LEFT([.A20];2)" office:value-type="string" office:string-value="01" calcext:value-type="string">
            <text:p>01</text:p>
          </table:table-cell>
          <table:table-cell table:style-name="ce407" table:formula="of:=RIGHT(LEFT([.A20];5);2)" office:value-type="string" office:string-value="02" calcext:value-type="string">
            <text:p>02</text:p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office:value-type="float" office:value="42278" calcext:value-type="float">
            <text:p>42278</text:p>
          </table:table-cell>
          <table:table-cell office:value-type="float" office:value="47848" calcext:value-type="float">
            <text:p>47848</text:p>
          </table:table-cell>
          <table:table-cell table:formula="of:=IF(AND([.F20]=&quot;&quot;;[.$A$1]&gt;=[.M20]-[Const.$C$3];[.$A$1]&lt;[.M20]); &quot;ACTIVE&quot;;&quot;&quot;)" office:value-type="string" office:string-value="ACTIVE" calcext:value-type="string">
            <text:p>ACTIVE</text:p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168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22];2)">
            <text:p/>
          </table:table-cell>
          <table:table-cell table:style-name="ce407" table:formula="of:=RIGHT(LEFT([.A2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22]=&quot;&quot;;[.$A$1]&gt;=[.M22]-[Const.$C$3];[.$A$1]&lt;[.M22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168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24];2)">
            <text:p/>
          </table:table-cell>
          <table:table-cell table:style-name="ce407" table:formula="of:=RIGHT(LEFT([.A2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24]=&quot;&quot;;[.$A$1]&gt;=[.M24]-[Const.$C$3];[.$A$1]&lt;[.M2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168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7" table:number-columns-repeated="2"/>
          <table:table-cell table:style-name="ce407" table:formula="of:=LEFT([.A26];2)">
            <text:p/>
          </table:table-cell>
          <table:table-cell table:style-name="ce407" table:formula="of:=RIGHT(LEFT([.A2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26]=&quot;&quot;;[.$A$1]&gt;=[.M26]-[Const.$C$3];[.$A$1]&lt;[.M2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7" table:number-columns-repeated="2"/>
          <table:table-cell table:style-name="ce407" table:formula="of:=LEFT([.A28];2)">
            <text:p/>
          </table:table-cell>
          <table:table-cell table:style-name="ce407" table:formula="of:=RIGHT(LEFT([.A2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28]=&quot;&quot;;[.$A$1]&gt;=[.M28]-[Const.$C$3];[.$A$1]&lt;[.M28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7" table:number-columns-repeated="2"/>
          <table:table-cell table:style-name="ce407" table:formula="of:=LEFT([.A30];2)">
            <text:p/>
          </table:table-cell>
          <table:table-cell table:style-name="ce407" table:formula="of:=RIGHT(LEFT([.A3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30]=&quot;&quot;;[.$A$1]&gt;=[.M30]-[Const.$C$3];[.$A$1]&lt;[.M30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32];2)">
            <text:p/>
          </table:table-cell>
          <table:table-cell table:style-name="ce407" table:formula="of:=RIGHT(LEFT([.A3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32]=&quot;&quot;;[.$A$1]&gt;=[.M32]-[Const.$C$3];[.$A$1]&lt;[.M32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34];2)">
            <text:p/>
          </table:table-cell>
          <table:table-cell table:style-name="ce407" table:formula="of:=RIGHT(LEFT([.A3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34]=&quot;&quot;;[.$A$1]&gt;=[.M34]-[Const.$C$3];[.$A$1]&lt;[.M3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36];2)">
            <text:p/>
          </table:table-cell>
          <table:table-cell table:style-name="ce407" table:formula="of:=RIGHT(LEFT([.A3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36]=&quot;&quot;;[.$A$1]&gt;=[.M36]-[Const.$C$3];[.$A$1]&lt;[.M3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38];2)">
            <text:p/>
          </table:table-cell>
          <table:table-cell table:style-name="ce407" table:formula="of:=RIGHT(LEFT([.A3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38]=&quot;&quot;;[.$A$1]&gt;=[.M38]-[Const.$C$3];[.$A$1]&lt;[.M38]); &quot;ACTIVE&quot;;&quot;&quot;)">
            <text:p/>
          </table:table-cell>
          <table:table-cell>
            <table:detective>
              <table:operation table:name="trace-precedents" table:index="0"/>
            </table:detective>
          </table:table-cell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8"/>
          <table:table-cell table:style-name="ce456"/>
          <table:table-cell table:style-name="ce407" table:formula="of:=LEFT([.A40];2)">
            <text:p/>
          </table:table-cell>
          <table:table-cell table:style-name="ce407" table:formula="of:=RIGHT(LEFT([.A4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40]=&quot;&quot;;[.$A$1]&gt;=[.M40]-[Const.$C$3];[.$A$1]&lt;[.M40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42];2)">
            <text:p/>
          </table:table-cell>
          <table:table-cell table:style-name="ce407" table:formula="of:=RIGHT(LEFT([.A4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42]=&quot;&quot;;[.$A$1]&gt;=[.M42]-[Const.$C$3];[.$A$1]&lt;[.M42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44];2)">
            <text:p/>
          </table:table-cell>
          <table:table-cell table:style-name="ce407" table:formula="of:=RIGHT(LEFT([.A4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44]=&quot;&quot;;[.$A$1]&gt;=[.M44]-[Const.$C$3];[.$A$1]&lt;[.M4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46];2)">
            <text:p/>
          </table:table-cell>
          <table:table-cell table:style-name="ce407" table:formula="of:=RIGHT(LEFT([.A4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46]=&quot;&quot;;[.$A$1]&gt;=[.M46]-[Const.$C$3];[.$A$1]&lt;[.M4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48];2)">
            <text:p/>
          </table:table-cell>
          <table:table-cell table:style-name="ce407" table:formula="of:=RIGHT(LEFT([.A4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48]=&quot;&quot;;[.$A$1]&gt;=[.M48]-[Const.$C$3];[.$A$1]&lt;[.M48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 table:content-validation-name="val3"/>
          <table:table-cell table:style-name="ce475" table:content-validation-name="val4"/>
          <table:table-cell table:style-name="ce168" table:content-validation-name="val3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50];2)">
            <text:p/>
          </table:table-cell>
          <table:table-cell table:style-name="ce407" table:formula="of:=RIGHT(LEFT([.A5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50]=&quot;&quot;;[.$A$1]&gt;=[.M50]-[Const.$C$3];[.$A$1]&lt;[.M50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 table:content-validation-name="val3"/>
          <table:table-cell table:style-name="ce475" table:content-validation-name="val4"/>
          <table:table-cell table:style-name="ce168" table:content-validation-name="val3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52];2)">
            <text:p/>
          </table:table-cell>
          <table:table-cell table:style-name="ce407" table:formula="of:=RIGHT(LEFT([.A5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52]=&quot;&quot;;[.$A$1]&gt;=[.M52]-[Const.$C$3];[.$A$1]&lt;[.M52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 table:content-validation-name="val3"/>
          <table:table-cell table:style-name="ce475" table:content-validation-name="val4"/>
          <table:table-cell table:style-name="ce168" table:content-validation-name="val3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54];2)">
            <text:p/>
          </table:table-cell>
          <table:table-cell table:style-name="ce407" table:formula="of:=RIGHT(LEFT([.A5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54]=&quot;&quot;;[.$A$1]&gt;=[.M54]-[Const.$C$3];[.$A$1]&lt;[.M5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 table:content-validation-name="val3"/>
          <table:table-cell table:style-name="ce475" table:content-validation-name="val4"/>
          <table:table-cell table:style-name="ce168" table:content-validation-name="val3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56];2)">
            <text:p/>
          </table:table-cell>
          <table:table-cell table:style-name="ce407" table:formula="of:=RIGHT(LEFT([.A5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56]=&quot;&quot;;[.$A$1]&gt;=[.M56]-[Const.$C$3];[.$A$1]&lt;[.M5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 table:content-validation-name="val3"/>
          <table:table-cell table:style-name="ce475" table:content-validation-name="val4"/>
          <table:table-cell table:style-name="ce168" table:content-validation-name="val3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07" table:number-columns-repeated="2"/>
          <table:table-cell table:style-name="ce407" table:formula="of:=LEFT([.A58];2)">
            <text:p/>
          </table:table-cell>
          <table:table-cell table:style-name="ce407" table:formula="of:=RIGHT(LEFT([.A5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58]=&quot;&quot;;[.$A$1]&gt;=[.M58]-[Const.$C$3];[.$A$1]&lt;[.M58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60];2)">
            <text:p/>
          </table:table-cell>
          <table:table-cell table:style-name="ce407" table:formula="of:=RIGHT(LEFT([.A6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60]=&quot;&quot;;[.$A$1]&gt;=[.M60]-[Const.$C$3];[.$A$1]&lt;[.M60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06"/>
          <table:table-cell table:style-name="ce409" table:number-columns-repeated="2"/>
          <table:table-cell table:style-name="ce407" table:formula="of:=LEFT([.A62];2)">
            <text:p/>
          </table:table-cell>
          <table:table-cell table:style-name="ce407" table:formula="of:=RIGHT(LEFT([.A6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62]=&quot;&quot;;[.$A$1]&gt;=[.M62]-[Const.$C$3];[.$A$1]&lt;[.M62]); &quot;ACTIVE&quot;;&quot;&quot;)">
            <text:p/>
          </table:table-cell>
          <table:table-cell/>
        </table:table-row>
        <table:table-row table:style-name="ro3">
          <table:table-cell table:style-name="ce409" table:number-columns-repeated="3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64];2)">
            <text:p/>
          </table:table-cell>
          <table:table-cell table:style-name="ce407" table:formula="of:=RIGHT(LEFT([.A6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64]=&quot;&quot;;[.$A$1]&gt;=[.M64]-[Const.$C$3];[.$A$1]&lt;[.M64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66];2)">
            <text:p/>
          </table:table-cell>
          <table:table-cell table:style-name="ce407" table:formula="of:=RIGHT(LEFT([.A6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66]=&quot;&quot;;[.$A$1]&gt;=[.M66]-[Const.$C$3];[.$A$1]&lt;[.M66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06"/>
          <table:table-cell table:style-name="ce456" table:number-columns-repeated="2"/>
          <table:table-cell table:style-name="ce407" table:formula="of:=LEFT([.A68];2)">
            <text:p/>
          </table:table-cell>
          <table:table-cell table:style-name="ce407" table:formula="of:=RIGHT(LEFT([.A6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68]=&quot;&quot;;[.$A$1]&gt;=[.M68]-[Const.$C$3];[.$A$1]&lt;[.M68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70];2)">
            <text:p/>
          </table:table-cell>
          <table:table-cell table:style-name="ce407" table:formula="of:=RIGHT(LEFT([.A7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70]=&quot;&quot;;[.$A$1]&gt;=[.M70]-[Const.$C$3];[.$A$1]&lt;[.M70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72];2)">
            <text:p/>
          </table:table-cell>
          <table:table-cell table:style-name="ce407" table:formula="of:=RIGHT(LEFT([.A7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72]=&quot;&quot;;[.$A$1]&gt;=[.M72]-[Const.$C$3];[.$A$1]&lt;[.M72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74];2)">
            <text:p/>
          </table:table-cell>
          <table:table-cell table:style-name="ce407" table:formula="of:=RIGHT(LEFT([.A7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74]=&quot;&quot;;[.$A$1]&gt;=[.M74]-[Const.$C$3];[.$A$1]&lt;[.M74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76];2)">
            <text:p/>
          </table:table-cell>
          <table:table-cell table:style-name="ce407" table:formula="of:=RIGHT(LEFT([.A7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76]=&quot;&quot;;[.$A$1]&gt;=[.M76]-[Const.$C$3];[.$A$1]&lt;[.M76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78];2)">
            <text:p/>
          </table:table-cell>
          <table:table-cell table:style-name="ce407" table:formula="of:=RIGHT(LEFT([.A7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78]=&quot;&quot;;[.$A$1]&gt;=[.M78]-[Const.$C$3];[.$A$1]&lt;[.M78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80];2)">
            <text:p/>
          </table:table-cell>
          <table:table-cell table:style-name="ce407" table:formula="of:=RIGHT(LEFT([.A8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80]=&quot;&quot;;[.$A$1]&gt;=[.M80]-[Const.$C$3];[.$A$1]&lt;[.M80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82];2)">
            <text:p/>
          </table:table-cell>
          <table:table-cell table:style-name="ce407" table:formula="of:=RIGHT(LEFT([.A8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82]=&quot;&quot;;[.$A$1]&gt;=[.M82]-[Const.$C$3];[.$A$1]&lt;[.M82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84];2)">
            <text:p/>
          </table:table-cell>
          <table:table-cell table:style-name="ce407" table:formula="of:=RIGHT(LEFT([.A8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84]=&quot;&quot;;[.$A$1]&gt;=[.M84]-[Const.$C$3];[.$A$1]&lt;[.M84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86];2)">
            <text:p/>
          </table:table-cell>
          <table:table-cell table:style-name="ce407" table:formula="of:=RIGHT(LEFT([.A8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86]=&quot;&quot;;[.$A$1]&gt;=[.M86]-[Const.$C$3];[.$A$1]&lt;[.M86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88];2)">
            <text:p/>
          </table:table-cell>
          <table:table-cell table:style-name="ce407" table:formula="of:=RIGHT(LEFT([.A8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88]=&quot;&quot;;[.$A$1]&gt;=[.M88]-[Const.$C$3];[.$A$1]&lt;[.M88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90];2)">
            <text:p/>
          </table:table-cell>
          <table:table-cell table:style-name="ce407" table:formula="of:=RIGHT(LEFT([.A9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90]=&quot;&quot;;[.$A$1]&gt;=[.M90]-[Const.$C$3];[.$A$1]&lt;[.M90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92];2)">
            <text:p/>
          </table:table-cell>
          <table:table-cell table:style-name="ce407" table:formula="of:=RIGHT(LEFT([.A9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92]=&quot;&quot;;[.$A$1]&gt;=[.M92]-[Const.$C$3];[.$A$1]&lt;[.M92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94];2)">
            <text:p/>
          </table:table-cell>
          <table:table-cell table:style-name="ce407" table:formula="of:=RIGHT(LEFT([.A9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3"/>
          <table:table-cell table:style-name="ce409"/>
          <table:table-cell table:number-columns-repeated="2"/>
          <table:table-cell table:formula="of:=IF(AND([.F94]=&quot;&quot;;[.$A$1]&gt;=[.M94]-[Const.$C$3];[.$A$1]&lt;[.M94]); &quot;ACTIVE&quot;;&quot;&quot;)">
            <text:p/>
          </table:table-cell>
          <table:table-cell/>
        </table:table-row>
        <table:table-row table:style-name="ro3">
          <table:table-cell table:style-name="ce411"/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0"/>
          <table:table-cell table:style-name="ce409" table:number-columns-repeated="2"/>
          <table:table-cell table:style-name="ce407" table:formula="of:=LEFT([.A96];2)">
            <text:p/>
          </table:table-cell>
          <table:table-cell table:style-name="ce407" table:formula="of:=RIGHT(LEFT([.A96];5);2)">
            <text:p/>
          </table:table-cell>
          <table:table-cell table:style-name="ce469"/>
          <table:table-cell table:style-name="ce477" table:content-validation-name="val4"/>
          <table:table-cell table:style-name="ce167" table:content-validation-name="val5"/>
          <table:table-cell table:style-name="ce477" table:content-validation-name="val4"/>
          <table:table-cell table:style-name="ce469"/>
          <table:table-cell table:style-name="ce409"/>
          <table:table-cell table:number-columns-repeated="2"/>
          <table:table-cell table:formula="of:=IF(AND([.F96]=&quot;&quot;;[.$A$1]&gt;=[.M96]-[Const.$C$3];[.$A$1]&lt;[.M96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03" table:formula="of:=CONCATENATE(&quot;Type &quot;;[$Const.O4])" office:value-type="string" office:string-value="Type 02" calcext:value-type="string">
            <text:p>Type 02</text:p>
          </table:table-cell>
          <table:table-cell table:style-name="ce403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3"/>
          <table:table-cell table:number-columns-repeated="4"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2" office:value-type="string" calcext:value-type="string">
            <text:p>02-01-01</text:p>
          </table:table-cell>
          <table:table-cell table:style-name="ce456" office:value-type="string" calcext:value-type="string">
            <text:p>WINDY</text:p>
          </table:table-cell>
          <table:table-cell table:style-name="ce456" office:value-type="string" calcext:value-type="string">
            <text:p>Lucy</text:p>
          </table:table-cell>
          <table:table-cell table:style-name="ce407" table:formula="of:=LEFT([.A100];2)" office:value-type="string" office:string-value="02" calcext:value-type="string">
            <text:p>02</text:p>
          </table:table-cell>
          <table:table-cell table:style-name="ce407" table:formula="of:=RIGHT(LEFT([.A100];5);2)" office:value-type="string" office:string-value="01" calcext:value-type="string">
            <text:p>01</text:p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office:value-type="float" office:value="44197" calcext:value-type="float">
            <text:p>44197</text:p>
          </table:table-cell>
          <table:table-cell office:value-type="float" office:value="44561" calcext:value-type="float">
            <text:p>44561</text:p>
          </table:table-cell>
          <table:table-cell table:formula="of:=IF(AND([.F100]=&quot;&quot;;[.$A$1]&gt;=[.M100]-[Const.$C$3];[.$A$1]&lt;[.M10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2"/>
          <table:table-cell table:style-name="ce456" table:number-columns-repeated="2"/>
          <table:table-cell table:style-name="ce407" table:formula="of:=LEFT([.A102];2)">
            <text:p/>
          </table:table-cell>
          <table:table-cell table:style-name="ce407" table:formula="of:=RIGHT(LEFT([.A10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02]=&quot;&quot;;[.$A$1]&gt;=[.M102]-[Const.$C$3];[.$A$1]&lt;[.M102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2"/>
          <table:table-cell table:style-name="ce456" table:number-columns-repeated="2"/>
          <table:table-cell table:style-name="ce407" table:formula="of:=LEFT([.A104];2)">
            <text:p/>
          </table:table-cell>
          <table:table-cell table:style-name="ce407" table:formula="of:=RIGHT(LEFT([.A10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04]=&quot;&quot;;[.$A$1]&gt;=[.M104]-[Const.$C$3];[.$A$1]&lt;[.M104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2"/>
          <table:table-cell table:style-name="ce456" table:number-columns-repeated="2"/>
          <table:table-cell table:style-name="ce407" table:formula="of:=LEFT([.A106];2)">
            <text:p/>
          </table:table-cell>
          <table:table-cell table:style-name="ce407" table:formula="of:=RIGHT(LEFT([.A10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06]=&quot;&quot;;[.$A$1]&gt;=[.M106]-[Const.$C$3];[.$A$1]&lt;[.M106]); &quot;ACTIVE&quot;;&quot;&quot;)">
            <text:p/>
          </table:table-cell>
          <table:table-cell/>
        </table:table-row>
        <table:table-row table:style-name="ro3">
          <table:table-cell table:style-name="ce404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3"/>
          <table:table-cell table:style-name="ce460" table:number-columns-repeated="2"/>
          <table:table-cell table:style-name="ce407" table:formula="of:=LEFT([.A108];2)">
            <text:p/>
          </table:table-cell>
          <table:table-cell table:style-name="ce407" table:formula="of:=RIGHT(LEFT([.A10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4"/>
          <table:table-cell table:style-name="ce460"/>
          <table:table-cell table:number-columns-repeated="2"/>
          <table:table-cell table:formula="of:=IF(AND([.F108]=&quot;&quot;;[.$A$1]&gt;=[.M108]-[Const.$C$3];[.$A$1]&lt;[.M108]); &quot;ACTIVE&quot;;&quot;&quot;)">
            <text:p/>
          </table:table-cell>
          <table:table-cell/>
        </table:table-row>
        <table:table-row table:style-name="ro3">
          <table:table-cell table:style-name="ce404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3"/>
          <table:table-cell table:style-name="ce461" table:number-columns-repeated="2"/>
          <table:table-cell table:style-name="ce407" table:formula="of:=LEFT([.A110];2)">
            <text:p/>
          </table:table-cell>
          <table:table-cell table:style-name="ce407" table:formula="of:=RIGHT(LEFT([.A11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484"/>
          <table:table-cell table:style-name="ce460"/>
          <table:table-cell table:number-columns-repeated="4"/>
        </table:table-row>
        <table:table-row table:style-name="ro3">
          <table:table-cell table:style-name="ce411"/>
          <table:table-cell table:style-name="ce461" table:number-columns-repeated="2"/>
          <table:table-cell table:style-name="ce407" table:number-columns-repeated="2"/>
          <table:table-cell table:style-name="ce474"/>
          <table:table-cell table:style-name="ce478" table:content-validation-name="val4"/>
          <table:table-cell table:style-name="ce474"/>
          <table:table-cell table:style-name="ce478" table:content-validation-name="val4"/>
          <table:table-cell table:style-name="ce474"/>
          <table:table-cell table:style-name="ce460"/>
          <table:table-cell table:number-columns-repeated="4"/>
        </table:table-row>
        <table:table-row table:style-name="ro2">
          <table:table-cell table:style-name="ce403" table:formula="of:=CONCATENATE(&quot;Type &quot;;[$Const.O5])" office:value-type="string" office:string-value="Type 03" calcext:value-type="string">
            <text:p>Type 03</text:p>
          </table:table-cell>
          <table:table-cell table:style-name="ce403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3"/>
          <table:table-cell table:number-columns-repeated="2"/>
          <table:table-cell table:formula="of:=IF(AND([.F112]=&quot;&quot;;[.$A$1]&gt;=[.M112]-[Const.$C$3];[.$A$1]&lt;[.M112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14];2)">
            <text:p/>
          </table:table-cell>
          <table:table-cell table:style-name="ce407" table:formula="of:=RIGHT(LEFT([.A11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14]=&quot;&quot;;[.$A$1]&gt;=[.M114]-[Const.$C$3];[.$A$1]&lt;[.M11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16];2)">
            <text:p/>
          </table:table-cell>
          <table:table-cell table:style-name="ce407" table:formula="of:=RIGHT(LEFT([.A11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16]=&quot;&quot;;[.$A$1]&gt;=[.M116]-[Const.$C$3];[.$A$1]&lt;[.M11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18];2)">
            <text:p/>
          </table:table-cell>
          <table:table-cell table:style-name="ce407" table:formula="of:=RIGHT(LEFT([.A11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18]=&quot;&quot;;[.$A$1]&gt;=[.M118]-[Const.$C$3];[.$A$1]&lt;[.M118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20];2)">
            <text:p/>
          </table:table-cell>
          <table:table-cell table:style-name="ce407" table:formula="of:=RIGHT(LEFT([.A12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20]=&quot;&quot;;[.$A$1]&gt;=[.M120]-[Const.$C$3];[.$A$1]&lt;[.M12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22];2)">
            <text:p/>
          </table:table-cell>
          <table:table-cell table:style-name="ce407" table:formula="of:=RIGHT(LEFT([.A12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22]=&quot;&quot;;[.$A$1]&gt;=[.M122]-[Const.$C$3];[.$A$1]&lt;[.M122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4"/>
          <table:table-cell table:style-name="ce456" table:number-columns-repeated="2"/>
          <table:table-cell table:style-name="ce407" table:formula="of:=LEFT([.A124];2)">
            <text:p/>
          </table:table-cell>
          <table:table-cell table:style-name="ce407" table:formula="of:=RIGHT(LEFT([.A12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24]=&quot;&quot;;[.$A$1]&gt;=[.M124]-[Const.$C$3];[.$A$1]&lt;[.M124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03" table:formula="of:=CONCATENATE(&quot;Type &quot;;[$Const.O6])" office:value-type="string" office:string-value="Type 04" calcext:value-type="string">
            <text:p>Type 04</text:p>
          </table:table-cell>
          <table:table-cell table:style-name="ce403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3"/>
          <table:table-cell table:number-columns-repeated="4"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5"/>
          <table:table-cell table:style-name="ce456" table:number-columns-repeated="2"/>
          <table:table-cell table:style-name="ce407" table:formula="of:=LEFT([.A128];2)">
            <text:p/>
          </table:table-cell>
          <table:table-cell table:style-name="ce407" table:formula="of:=RIGHT(LEFT([.A12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28]=&quot;&quot;;[.$A$1]&gt;=[.M128]-[Const.$C$3];[.$A$1]&lt;[.M128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56" table:number-columns-repeated="2"/>
          <table:table-cell table:style-name="ce407" table:formula="of:=LEFT([.A130];2)">
            <text:p/>
          </table:table-cell>
          <table:table-cell table:style-name="ce407" table:formula="of:=RIGHT(LEFT([.A13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30]=&quot;&quot;;[.$A$1]&gt;=[.M130]-[Const.$C$3];[.$A$1]&lt;[.M13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56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56" table:number-columns-repeated="2"/>
          <table:table-cell table:style-name="ce407" table:formula="of:=LEFT([.A132];2)">
            <text:p/>
          </table:table-cell>
          <table:table-cell table:style-name="ce407" table:formula="of:=RIGHT(LEFT([.A13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32]=&quot;&quot;;[.$A$1]&gt;=[.M132]-[Const.$C$3];[.$A$1]&lt;[.M132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5"/>
          <table:table-cell table:style-name="ce456" table:number-columns-repeated="2"/>
          <table:table-cell table:style-name="ce407" table:formula="of:=LEFT([.A134];2)">
            <text:p/>
          </table:table-cell>
          <table:table-cell table:style-name="ce407" table:formula="of:=RIGHT(LEFT([.A13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34]=&quot;&quot;;[.$A$1]&gt;=[.M134]-[Const.$C$3];[.$A$1]&lt;[.M134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36];2)">
            <text:p/>
          </table:table-cell>
          <table:table-cell table:style-name="ce407" table:formula="of:=RIGHT(LEFT([.A13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36]=&quot;&quot;;[.$A$1]&gt;=[.M136]-[Const.$C$3];[.$A$1]&lt;[.M136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38];2)">
            <text:p/>
          </table:table-cell>
          <table:table-cell table:style-name="ce407" table:formula="of:=RIGHT(LEFT([.A13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38]=&quot;&quot;;[.$A$1]&gt;=[.M138]-[Const.$C$3];[.$A$1]&lt;[.M138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40];2)">
            <text:p/>
          </table:table-cell>
          <table:table-cell table:style-name="ce407" table:formula="of:=RIGHT(LEFT([.A14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40]=&quot;&quot;;[.$A$1]&gt;=[.M140]-[Const.$C$3];[.$A$1]&lt;[.M14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42];2)">
            <text:p/>
          </table:table-cell>
          <table:table-cell table:style-name="ce407" table:formula="of:=RIGHT(LEFT([.A14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42]=&quot;&quot;;[.$A$1]&gt;=[.M142]-[Const.$C$3];[.$A$1]&lt;[.M142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44];2)">
            <text:p/>
          </table:table-cell>
          <table:table-cell table:style-name="ce407" table:formula="of:=RIGHT(LEFT([.A14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44]=&quot;&quot;;[.$A$1]&gt;=[.M144]-[Const.$C$3];[.$A$1]&lt;[.M144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46];2)">
            <text:p/>
          </table:table-cell>
          <table:table-cell table:style-name="ce407" table:formula="of:=RIGHT(LEFT([.A14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46]=&quot;&quot;;[.$A$1]&gt;=[.M146]-[Const.$C$3];[.$A$1]&lt;[.M146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48];2)">
            <text:p/>
          </table:table-cell>
          <table:table-cell table:style-name="ce407" table:formula="of:=RIGHT(LEFT([.A14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48]=&quot;&quot;;[.$A$1]&gt;=[.M148]-[Const.$C$3];[.$A$1]&lt;[.M148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50];2)">
            <text:p/>
          </table:table-cell>
          <table:table-cell table:style-name="ce407" table:formula="of:=RIGHT(LEFT([.A15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50]=&quot;&quot;;[.$A$1]&gt;=[.M150]-[Const.$C$3];[.$A$1]&lt;[.M15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52];2)">
            <text:p/>
          </table:table-cell>
          <table:table-cell table:style-name="ce407" table:formula="of:=RIGHT(LEFT([.A15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52]=&quot;&quot;;[.$A$1]&gt;=[.M152]-[Const.$C$3];[.$A$1]&lt;[.M152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54];2)">
            <text:p/>
          </table:table-cell>
          <table:table-cell table:style-name="ce407" table:formula="of:=RIGHT(LEFT([.A15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54]=&quot;&quot;;[.$A$1]&gt;=[.M154]-[Const.$C$3];[.$A$1]&lt;[.M154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56];2)">
            <text:p/>
          </table:table-cell>
          <table:table-cell table:style-name="ce407" table:formula="of:=RIGHT(LEFT([.A15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56]=&quot;&quot;;[.$A$1]&gt;=[.M156]-[Const.$C$3];[.$A$1]&lt;[.M156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58];2)">
            <text:p/>
          </table:table-cell>
          <table:table-cell table:style-name="ce407" table:formula="of:=RIGHT(LEFT([.A15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58]=&quot;&quot;;[.$A$1]&gt;=[.M158]-[Const.$C$3];[.$A$1]&lt;[.M158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60];2)">
            <text:p/>
          </table:table-cell>
          <table:table-cell table:style-name="ce407" table:formula="of:=RIGHT(LEFT([.A16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60]=&quot;&quot;;[.$A$1]&gt;=[.M160]-[Const.$C$3];[.$A$1]&lt;[.M160]); &quot;ACTIVE&quot;;&quot;&quot;)">
            <text:p/>
          </table:table-cell>
          <table:table-cell/>
        </table:table-row>
        <table:table-row table:style-name="ro3">
          <table:table-cell table:style-name="ce407"/>
          <table:table-cell table:style-name="ce409" table:number-columns-repeated="2"/>
          <table:table-cell table:style-name="ce407" table:number-columns-repeated="2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56"/>
          <table:table-cell table:number-columns-repeated="4"/>
        </table:table-row>
        <table:table-row table:style-name="ro2">
          <table:table-cell table:style-name="ce415"/>
          <table:table-cell table:style-name="ce409" table:number-columns-repeated="2"/>
          <table:table-cell table:style-name="ce407" table:formula="of:=LEFT([.A162];2)">
            <text:p/>
          </table:table-cell>
          <table:table-cell table:style-name="ce407" table:formula="of:=RIGHT(LEFT([.A162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62]=&quot;&quot;;[.$A$1]&gt;=[.M162]-[Const.$C$3];[.$A$1]&lt;[.M162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09" table:formula="of:=CONCATENATE(&quot;Type &quot;;[$Const.O7])" office:value-type="string" office:string-value="Type 05" calcext:value-type="string">
            <text:p>Type 05</text:p>
          </table:table-cell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3">
          <table:table-cell table:style-name="ce409" table:number-columns-repeated="3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16"/>
          <table:table-cell table:style-name="ce409" table:number-columns-repeated="2"/>
          <table:table-cell table:style-name="ce407" table:formula="of:=LEFT([.A166];2)">
            <text:p/>
          </table:table-cell>
          <table:table-cell table:style-name="ce407" table:formula="of:=RIGHT(LEFT([.A16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66]=&quot;&quot;;[.$A$1]&gt;=[.M166]-[Const.$C$3];[.$A$1]&lt;[.M166]); &quot;ACTIVE&quot;;&quot;&quot;)">
            <text:p/>
          </table:table-cell>
          <table:table-cell/>
        </table:table-row>
        <table:table-row table:style-name="ro3">
          <table:table-cell table:style-name="ce409" table:number-columns-repeated="3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5">
          <table:table-cell table:style-name="ce409" table:formula="of:=CONCATENATE(&quot;Type &quot;;[$Const.O8])" office:value-type="string" office:string-value="Type 06" calcext:value-type="string">
            <text:p>Type 06</text:p>
          </table:table-cell>
          <table:table-cell table:style-name="ce409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3">
          <table:table-cell table:style-name="ce409" table:number-columns-repeated="3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4">
          <table:table-cell table:style-name="ce417"/>
          <table:table-cell table:style-name="ce409" table:number-columns-repeated="2"/>
          <table:table-cell table:style-name="ce407" table:formula="of:=LEFT([.A170];2)">
            <text:p/>
          </table:table-cell>
          <table:table-cell table:style-name="ce407" table:formula="of:=RIGHT(LEFT([.A170];5);2)">
            <text:p/>
          </table:table-cell>
          <table:table-cell table:style-name="ce167" table:content-validation-name="val2"/>
          <table:table-cell table:style-name="ce477" table:content-validation-name="val4"/>
          <table:table-cell table:style-name="ce167" table:content-validation-name="val5"/>
          <table:table-cell table:style-name="ce477" table:content-validation-name="val4"/>
          <table:table-cell table:style-name="ce167"/>
          <table:table-cell table:style-name="ce409"/>
          <table:table-cell table:number-columns-repeated="2"/>
          <table:table-cell table:formula="of:=IF(AND([.F170]=&quot;&quot;;[.$A$1]&gt;=[.M170]-[Const.$C$3];[.$A$1]&lt;[.M170]); &quot;ACTIVE&quot;;&quot;&quot;)">
            <text:p/>
          </table:table-cell>
          <table:table-cell/>
        </table:table-row>
        <table:table-row table:style-name="ro3">
          <table:table-cell table:style-name="ce409" table:number-columns-repeated="3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9"/>
          <table:table-cell table:number-columns-repeated="4"/>
        </table:table-row>
        <table:table-row table:style-name="ro2">
          <table:table-cell table:style-name="ce403" table:formula="of:=CONCATENATE(&quot;Type &quot;;[$Const.O9])" office:value-type="string" office:string-value="Type 07" calcext:value-type="string">
            <text:p>Type 07</text:p>
          </table:table-cell>
          <table:table-cell table:style-name="ce403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3"/>
          <table:table-cell table:number-columns-repeated="4"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8"/>
          <table:table-cell table:style-name="ce456" table:number-columns-repeated="2"/>
          <table:table-cell table:style-name="ce407" table:formula="of:=LEFT([.A174];2)">
            <text:p/>
          </table:table-cell>
          <table:table-cell table:style-name="ce407" table:formula="of:=RIGHT(LEFT([.A17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74]=&quot;&quot;;[.$A$1]&gt;=[.M174]-[Const.$C$3];[.$A$1]&lt;[.M174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18"/>
          <table:table-cell table:style-name="ce456" table:number-columns-repeated="2"/>
          <table:table-cell table:style-name="ce407" table:formula="of:=LEFT([.A176];2)">
            <text:p/>
          </table:table-cell>
          <table:table-cell table:style-name="ce407" table:formula="of:=RIGHT(LEFT([.A176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76]=&quot;&quot;;[.$A$1]&gt;=[.M176]-[Const.$C$3];[.$A$1]&lt;[.M176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18"/>
          <table:table-cell table:style-name="ce456" table:number-columns-repeated="2"/>
          <table:table-cell table:style-name="ce407" table:formula="of:=LEFT([.A178];2)">
            <text:p/>
          </table:table-cell>
          <table:table-cell table:style-name="ce407" table:formula="of:=RIGHT(LEFT([.A178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78]=&quot;&quot;;[.$A$1]&gt;=[.M178]-[Const.$C$3];[.$A$1]&lt;[.M178]); &quot;ACTIVE&quot;;&quot;&quot;)">
            <text:p/>
          </table:table-cell>
          <table:table-cell/>
        </table:table-row>
        <table:table-row table:style-name="ro3">
          <table:table-cell table:style-name="ce407" table:number-columns-repeated="5"/>
          <table:table-cell table:style-name="ce168"/>
          <table:table-cell table:style-name="ce475" table:content-validation-name="val4"/>
          <table:table-cell table:style-name="ce168"/>
          <table:table-cell table:style-name="ce475" table:content-validation-name="val4"/>
          <table:table-cell table:style-name="ce168"/>
          <table:table-cell table:style-name="ce407"/>
          <table:table-cell table:number-columns-repeated="4"/>
        </table:table-row>
        <table:table-row table:style-name="ro2">
          <table:table-cell table:style-name="ce418"/>
          <table:table-cell table:style-name="ce456" table:number-columns-repeated="2"/>
          <table:table-cell table:style-name="ce407" table:formula="of:=LEFT([.A180];2)">
            <text:p/>
          </table:table-cell>
          <table:table-cell table:style-name="ce407" table:formula="of:=RIGHT(LEFT([.A180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80]=&quot;&quot;;[.$A$1]&gt;=[.M180]-[Const.$C$3];[.$A$1]&lt;[.M180]); &quot;ACTIVE&quot;;&quot;&quot;)">
            <text:p/>
          </table:table-cell>
          <table:table-cell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03" table:formula="of:=CONCATENATE(&quot;Type &quot;;[$Const.O10])" office:value-type="string" office:string-value="Type 08" calcext:value-type="string">
            <text:p>Type 08</text:p>
          </table:table-cell>
          <table:table-cell table:style-name="ce403" table:number-columns-repeated="2"/>
          <table:table-cell table:style-name="ce411" table:number-columns-repeated="2"/>
          <table:table-cell table:style-name="ce469"/>
          <table:table-cell table:style-name="ce477" table:content-validation-name="val4"/>
          <table:table-cell table:style-name="ce469"/>
          <table:table-cell table:style-name="ce477" table:content-validation-name="val4"/>
          <table:table-cell table:style-name="ce469"/>
          <table:table-cell table:style-name="ce403"/>
          <table:table-cell table:number-columns-repeated="4"/>
        </table:table-row>
        <table:table-row table:style-name="ro3">
          <table:table-cell table:style-name="ce408"/>
          <table:table-cell table:style-name="ce459" table:number-columns-repeated="2"/>
          <table:table-cell table:style-name="ce440" table:number-columns-repeated="2"/>
          <table:table-cell table:style-name="ce473"/>
          <table:table-cell table:style-name="ce476" table:content-validation-name="val4"/>
          <table:table-cell table:style-name="ce473"/>
          <table:table-cell table:style-name="ce476" table:content-validation-name="val4"/>
          <table:table-cell table:style-name="ce473"/>
          <table:table-cell table:style-name="ce408"/>
          <table:table-cell table:number-columns-repeated="4"/>
        </table:table-row>
        <table:table-row table:style-name="ro2">
          <table:table-cell table:style-name="ce419"/>
          <table:table-cell table:style-name="ce456" table:number-columns-repeated="2"/>
          <table:table-cell table:style-name="ce407" table:formula="of:=LEFT([.A184];2)">
            <text:p/>
          </table:table-cell>
          <table:table-cell table:style-name="ce407" table:formula="of:=RIGHT(LEFT([.A184];5);2)">
            <text:p/>
          </table:table-cell>
          <table:table-cell table:style-name="ce167" table:content-validation-name="val2"/>
          <table:table-cell table:style-name="ce475" table:content-validation-name="val4"/>
          <table:table-cell table:style-name="ce167" table:content-validation-name="val5"/>
          <table:table-cell table:style-name="ce475" table:content-validation-name="val4"/>
          <table:table-cell table:style-name="ce167"/>
          <table:table-cell table:style-name="ce456"/>
          <table:table-cell table:number-columns-repeated="2"/>
          <table:table-cell table:formula="of:=IF(AND([.F184]=&quot;&quot;;[.$A$1]&gt;=[.M184]-[Const.$C$3];[.$A$1]&lt;[.M184]); &quot;ACTIVE&quot;;&quot;&quot;)">
            <text:p/>
          </table:table-cell>
          <table:table-cell/>
        </table:table-row>
        <table:table-row table:style-name="ro3">
          <table:table-cell table:number-columns-repeated="3"/>
          <table:table-cell table:style-name="ce465" table:number-columns-repeated="2"/>
          <table:table-cell/>
          <table:table-cell table:content-validation-name="val4"/>
          <table:table-cell table:number-columns-repeated="8"/>
        </table:table-row>
        <table:table-row table:style-name="ro6" table:number-rows-repeated="7">
          <table:table-cell table:number-columns-repeated="3"/>
          <table:table-cell table:style-name="ce465" table:number-columns-repeated="2"/>
          <table:table-cell table:number-columns-repeated="10"/>
        </table:table-row>
        <table:table-row table:style-name="ro6" table:number-rows-repeated="4">
          <table:table-cell table:number-columns-repeated="15"/>
        </table:table-row>
        <table:table-row table:style-name="ro5" table:number-rows-repeated="1048379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Const" table:style-name="ta2">
        <table:table-column table:style-name="co31" table:number-columns-repeated="12" table:default-cell-style-name="ce185"/>
        <table:table-column table:style-name="co32" table:default-cell-style-name="ce185"/>
        <table:table-column table:style-name="co31" table:number-columns-repeated="51" table:default-cell-style-name="ce185"/>
        <table:table-column table:style-name="co31" table:number-columns-repeated="68" table:default-cell-style-name="Default"/>
        <table:table-row table:style-name="ro4">
          <table:table-cell table:style-name="ce183" office:value-type="string" calcext:value-type="string">
            <text:p>Statuses</text:p>
          </table:table-cell>
          <table:table-cell/>
          <table:table-cell table:style-name="ce183" office:value-type="string" calcext:value-type="string">
            <text:p>DL days</text:p>
          </table:table-cell>
          <table:table-cell table:style-name="ce184" table:number-columns-repeated="3"/>
          <table:table-cell table:style-name="ce183" office:value-type="string" calcext:value-type="string">
            <text:p>Notifications Delay</text:p>
          </table:table-cell>
          <table:table-cell table:style-name="ce186"/>
          <table:table-cell table:style-name="ce184"/>
          <table:table-cell table:style-name="ce265" office:value-type="string" calcext:value-type="string">
            <text:p>Row Height</text:p>
          </table:table-cell>
          <table:table-cell table:style-name="ce184" table:number-columns-repeated="2"/>
          <table:table-cell table:style-name="ce183" office:value-type="string" calcext:value-type="string">
            <text:p>Groups</text:p>
          </table:table-cell>
          <table:table-cell table:style-name="ce184"/>
          <table:table-cell table:style-name="ce183" office:value-type="string" calcext:value-type="string">
            <text:p>Resource types</text:p>
          </table:table-cell>
          <table:table-cell table:style-name="ce184" table:number-columns-repeated="24"/>
          <table:table-cell table:style-name="ce267" table:number-columns-repeated="25"/>
          <table:table-cell table:style-name="ce284" table:number-columns-repeated="59"/>
          <table:table-cell table:style-name="ce290" table:number-columns-repeated="9"/>
        </table:table-row>
        <table:table-row table:style-name="ro4">
          <table:table-cell table:style-name="ce184"/>
          <table:table-cell/>
          <table:table-cell table:style-name="ce183"/>
          <table:table-cell table:style-name="ce184" table:number-columns-repeated="4"/>
          <table:table-cell table:style-name="ce186"/>
          <table:table-cell table:style-name="ce184"/>
          <table:table-cell table:style-name="ce184" office:value-type="string" calcext:value-type="string">
            <text:p>Data</text:p>
          </table:table-cell>
          <table:table-cell table:style-name="ce184" office:value-type="string" calcext:value-type="string">
            <text:p>0.5 cm</text:p>
          </table:table-cell>
          <table:table-cell table:style-name="ce184" table:number-columns-repeated="28"/>
          <table:table-cell table:style-name="ce268" table:number-columns-repeated="25"/>
          <table:table-cell table:style-name="ce285" table:number-columns-repeated="59"/>
          <table:table-cell table:style-name="ce290" table:number-columns-repeated="9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table:style-name="ce186" office:value-type="float" office:value="730" calcext:value-type="float">
            <text:p>730</text:p>
          </table:table-cell>
          <table:table-cell table:style-name="ce184" table:number-columns-repeated="3"/>
          <table:table-cell table:style-name="ce184" office:value-type="string" calcext:value-type="string">
            <text:p>Type</text:p>
          </table:table-cell>
          <table:table-cell table:style-name="ce186" office:value-type="string" calcext:value-type="string">
            <text:p>Anticipation (days)</text:p>
          </table:table-cell>
          <table:table-cell table:style-name="ce184"/>
          <table:table-cell table:style-name="ce184" office:value-type="string" calcext:value-type="string">
            <text:p>Gap</text:p>
          </table:table-cell>
          <table:table-cell table:style-name="ce184" office:value-type="string" calcext:value-type="string">
            <text:p>0.25 cm</text:p>
          </table:table-cell>
          <table:table-cell table:style-name="ce184"/>
          <table:table-cell table:style-name="ce184" office:value-type="string" calcext:value-type="string">
            <text:p>A</text:p>
          </table:table-cell>
          <table:table-cell table:style-name="ce184"/>
          <table:table-cell table:style-name="ce184" office:value-type="string" calcext:value-type="string">
            <text:p>01</text:p>
          </table:table-cell>
          <table:table-cell table:style-name="ce184" table:number-columns-repeated="24"/>
          <table:table-cell table:style-name="ce269" table:number-columns-repeated="25"/>
          <table:table-cell table:style-name="ce286" table:number-columns-repeated="59"/>
          <table:table-cell table:style-name="ce290" table:number-columns-repeated="9"/>
        </table:table-row>
        <table:table-row table:style-name="ro4">
          <table:table-cell table:style-name="ce184" office:value-type="float" office:value="2" calcext:value-type="float">
            <text:p>2</text:p>
          </table:table-cell>
          <table:table-cell table:style-name="ce184" table:number-columns-repeated="4"/>
          <table:table-cell table:style-name="ce186"/>
          <table:table-cell table:style-name="ce184" office:value-type="string" calcext:value-type="string">
            <text:p>01</text:p>
          </table:table-cell>
          <table:table-cell table:style-name="ce186" office:value-type="float" office:value="244" calcext:value-type="float">
            <text:p>244</text:p>
          </table:table-cell>
          <table:table-cell table:style-name="ce184" table:number-columns-repeated="2"/>
          <table:table-cell table:style-name="ce183"/>
          <table:table-cell table:style-name="ce184"/>
          <table:table-cell table:style-name="ce184" office:value-type="string" calcext:value-type="string">
            <text:p>B</text:p>
          </table:table-cell>
          <table:table-cell table:style-name="ce184"/>
          <table:table-cell table:style-name="ce184" office:value-type="string" calcext:value-type="string">
            <text:p>02</text:p>
          </table:table-cell>
          <table:table-cell table:style-name="ce184" table:number-columns-repeated="24"/>
          <table:table-cell table:style-name="ce270" table:number-columns-repeated="25"/>
          <table:table-cell table:style-name="ce287" table:number-columns-repeated="59"/>
          <table:table-cell table:style-name="ce290" table:number-columns-repeated="9"/>
        </table:table-row>
        <table:table-row table:style-name="ro4">
          <table:table-cell table:style-name="ce184" office:value-type="float" office:value="3" calcext:value-type="float">
            <text:p>3</text:p>
          </table:table-cell>
          <table:table-cell table:style-name="ce184" table:number-columns-repeated="4"/>
          <table:table-cell table:style-name="ce186"/>
          <table:table-cell table:style-name="ce184" office:value-type="string" calcext:value-type="string">
            <text:p>02</text:p>
          </table:table-cell>
          <table:table-cell table:style-name="ce186" office:value-type="float" office:value="61" calcext:value-type="float">
            <text:p>61</text:p>
          </table:table-cell>
          <table:table-cell table:style-name="ce184" table:number-columns-repeated="4"/>
          <table:table-cell table:style-name="ce184" office:value-type="string" calcext:value-type="string">
            <text:p>C</text:p>
          </table:table-cell>
          <table:table-cell table:style-name="ce184"/>
          <table:table-cell table:style-name="ce184" office:value-type="string" calcext:value-type="string">
            <text:p>03</text:p>
          </table:table-cell>
          <table:table-cell table:style-name="ce184" table:number-columns-repeated="24"/>
          <table:table-cell table:style-name="ce271" table:number-columns-repeated="25"/>
          <table:table-cell table:style-name="ce288" table:number-columns-repeated="59"/>
          <table:table-cell table:style-name="ce290" table:number-columns-repeated="9"/>
        </table:table-row>
        <table:table-row table:style-name="ro4">
          <table:table-cell table:style-name="ce184" office:value-type="float" office:value="4" calcext:value-type="float">
            <text:p>4</text:p>
          </table:table-cell>
          <table:table-cell table:style-name="ce184" table:number-columns-repeated="4"/>
          <table:table-cell table:style-name="ce186"/>
          <table:table-cell table:style-name="ce184" office:value-type="string" calcext:value-type="string">
            <text:p>03</text:p>
          </table:table-cell>
          <table:table-cell table:style-name="ce186" office:value-type="float" office:value="244" calcext:value-type="float">
            <text:p>244</text:p>
          </table:table-cell>
          <table:table-cell table:style-name="ce184" table:number-columns-repeated="4"/>
          <table:table-cell table:style-name="ce184" office:value-type="string" calcext:value-type="string">
            <text:p>D</text:p>
          </table:table-cell>
          <table:table-cell table:style-name="ce184"/>
          <table:table-cell table:style-name="ce184" office:value-type="string" calcext:value-type="string">
            <text:p>04</text:p>
          </table:table-cell>
          <table:table-cell table:style-name="ce184" table:number-columns-repeated="24"/>
          <table:table-cell table:style-name="ce272" table:number-columns-repeated="25"/>
          <table:table-cell table:style-name="ce289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86"/>
          <table:table-cell table:style-name="ce184" office:value-type="string" calcext:value-type="string">
            <text:p>04</text:p>
          </table:table-cell>
          <table:table-cell table:style-name="ce186" office:value-type="float" office:value="61" calcext:value-type="float">
            <text:p>61</text:p>
          </table:table-cell>
          <table:table-cell table:style-name="ce184" table:number-columns-repeated="4"/>
          <table:table-cell table:style-name="ce184" office:value-type="string" calcext:value-type="string">
            <text:p>E</text:p>
          </table:table-cell>
          <table:table-cell table:style-name="ce184"/>
          <table:table-cell table:style-name="ce184" office:value-type="string" calcext:value-type="string">
            <text:p>05</text:p>
          </table:table-cell>
          <table:table-cell table:style-name="ce184" table:number-columns-repeated="49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186"/>
          <table:table-cell table:style-name="ce184" office:value-type="string" calcext:value-type="string">
            <text:p>05</text:p>
          </table:table-cell>
          <table:table-cell table:style-name="ce186" office:value-type="float" office:value="244" calcext:value-type="float">
            <text:p>244</text:p>
          </table:table-cell>
          <table:table-cell table:style-name="ce184" table:number-columns-repeated="4"/>
          <table:table-cell table:style-name="ce184" office:value-type="string" calcext:value-type="string">
            <text:p>F</text:p>
          </table:table-cell>
          <table:table-cell table:style-name="ce184"/>
          <table:table-cell table:style-name="ce184" office:value-type="string" calcext:value-type="string">
            <text:p>06</text:p>
          </table:table-cell>
          <table:table-cell table:style-name="ce184" table:number-columns-repeated="49"/>
          <table:table-cell table:style-name="ce290" table:number-columns-repeated="68"/>
        </table:table-row>
        <table:table-row table:style-name="ro4">
          <table:table-cell table:style-name="ce184" table:number-columns-repeated="6"/>
          <table:table-cell table:style-name="ce184" office:value-type="string" calcext:value-type="string">
            <text:p>06</text:p>
          </table:table-cell>
          <table:table-cell table:style-name="ce186" office:value-type="float" office:value="61" calcext:value-type="float">
            <text:p>61</text:p>
          </table:table-cell>
          <table:table-cell table:style-name="ce184" table:number-columns-repeated="4"/>
          <table:table-cell table:style-name="ce184" office:value-type="string" calcext:value-type="string">
            <text:p>G</text:p>
          </table:table-cell>
          <table:table-cell table:style-name="ce184"/>
          <table:table-cell table:style-name="ce184" office:value-type="string" calcext:value-type="string">
            <text:p>07</text:p>
          </table:table-cell>
          <table:table-cell table:style-name="ce184" table:number-columns-repeated="49"/>
          <table:table-cell table:style-name="ce290" table:number-columns-repeated="68"/>
        </table:table-row>
        <table:table-row table:style-name="ro4">
          <table:table-cell table:style-name="ce184" table:number-columns-repeated="6"/>
          <table:table-cell table:style-name="ce184" office:value-type="string" calcext:value-type="string">
            <text:p>07</text:p>
          </table:table-cell>
          <table:table-cell table:style-name="ce186" office:value-type="float" office:value="365" calcext:value-type="float">
            <text:p>365</text:p>
          </table:table-cell>
          <table:table-cell table:style-name="ce184" table:number-columns-repeated="4"/>
          <table:table-cell table:style-name="ce184" office:value-type="string" calcext:value-type="string">
            <text:p>H</text:p>
          </table:table-cell>
          <table:table-cell table:style-name="ce184"/>
          <table:table-cell table:style-name="ce184" office:value-type="string" calcext:value-type="string">
            <text:p>08</text:p>
          </table:table-cell>
          <table:table-cell table:style-name="ce184" table:number-columns-repeated="49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I</text:p>
          </table:table-cell>
          <table:table-cell table:style-name="ce184" table:number-columns-repeated="51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J</text:p>
          </table:table-cell>
          <table:table-cell table:style-name="ce184" table:number-columns-repeated="51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K</text:p>
          </table:table-cell>
          <table:table-cell table:style-name="ce184" table:number-columns-repeated="51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L</text:p>
          </table:table-cell>
          <table:table-cell table:style-name="ce184" table:number-columns-repeated="51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M</text:p>
          </table:table-cell>
          <table:table-cell table:style-name="ce184" table:number-columns-repeated="51"/>
          <table:table-cell table:style-name="ce290" table:number-columns-repeated="68"/>
        </table:table-row>
        <table:table-row table:style-name="ro4">
          <table:table-cell table:style-name="ce184" table:number-columns-repeated="7"/>
          <table:table-cell table:style-name="ce186"/>
          <table:table-cell table:style-name="ce184" table:number-columns-repeated="4"/>
          <table:table-cell table:style-name="ce184" office:value-type="string" calcext:value-type="string">
            <text:p>N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O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87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P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Q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88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R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S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89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T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U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0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V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W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1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X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Y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2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Z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A1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3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B1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C1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4"/>
          <table:table-cell table:style-name="ce184"/>
          <table:table-cell table:style-name="ce186"/>
          <table:table-cell table:style-name="ce184" table:number-columns-repeated="4"/>
          <table:table-cell table:style-name="ce184" office:value-type="string" calcext:value-type="string">
            <text:p>D1</text:p>
          </table:table-cell>
          <table:table-cell table:style-name="ce184" table:number-columns-repeated="23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4"/>
          <table:table-cell table:style-name="ce184" office:value-type="string" calcext:value-type="string">
            <text:p>E1</text:p>
          </table:table-cell>
          <table:table-cell table:style-name="ce184" table:number-columns-repeated="26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5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6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7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8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199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0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1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2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3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4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5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6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7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8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09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0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1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3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2"/>
          <table:table-cell table:style-name="ce184"/>
          <table:table-cell table:style-name="ce186"/>
          <table:table-cell table:style-name="ce184" table:number-columns-repeated="28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3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4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5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6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7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8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19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0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1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2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3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4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5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4" table:number-columns-repeated="25"/>
          <table:table-cell table:style-name="ce292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36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39"/>
          <table:table-cell table:style-name="ce275" table:number-columns-repeated="25"/>
          <table:table-cell table:style-name="ce293" table:number-columns-repeated="59"/>
          <table:table-cell table:style-name="ce290" table:number-columns-repeated="9"/>
        </table:table-row>
        <table:table-row table:style-name="ro4" table:number-rows-repeated="2">
          <table:table-cell table:style-name="ce184" table:number-columns-repeated="39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6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7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8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29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30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31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6" table:number-columns-repeated="25"/>
          <table:table-cell table:style-name="ce294" table:number-columns-repeated="59"/>
          <table:table-cell table:style-name="ce290" table:number-columns-repeated="9"/>
        </table:table-row>
        <table:table-row table:style-name="ro4" table:number-rows-repeated="2">
          <table:table-cell table:style-name="ce184" table:number-columns-repeated="64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2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3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4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5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6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37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 table:number-rows-repeated="2">
          <table:table-cell table:style-name="ce184" table:number-columns-repeated="39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38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39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0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1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2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3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4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5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6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7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8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49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0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1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2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3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4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7" table:number-columns-repeated="25"/>
          <table:table-cell table:style-name="ce295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5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8" table:number-columns-repeated="25"/>
          <table:table-cell table:style-name="ce296" table:number-columns-repeated="59"/>
          <table:table-cell table:style-name="ce290" table:number-columns-repeated="9"/>
        </table:table-row>
        <table:table-row table:style-name="ro4" table:number-rows-repeated="2">
          <table:table-cell table:style-name="ce184" table:number-columns-repeated="39"/>
          <table:table-cell table:style-name="ce279" table:number-columns-repeated="25"/>
          <table:table-cell table:style-name="ce297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6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79" table:number-columns-repeated="25"/>
          <table:table-cell table:style-name="ce297" table:number-columns-repeated="59"/>
          <table:table-cell table:style-name="ce290" table:number-columns-repeated="9"/>
        </table:table-row>
        <table:table-row table:style-name="ro4" table:number-rows-repeated="2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80" table:number-columns-repeated="25"/>
          <table:table-cell table:style-name="ce298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7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81" table:number-columns-repeated="25"/>
          <table:table-cell table:style-name="ce299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39"/>
          <table:table-cell table:style-name="ce281" table:number-columns-repeated="25"/>
          <table:table-cell table:style-name="ce299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64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58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82" table:number-columns-repeated="25"/>
          <table:table-cell table:style-name="ce300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59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82" table:number-columns-repeated="25"/>
          <table:table-cell table:style-name="ce300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60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31"/>
          <table:table-cell table:style-name="ce282" table:number-columns-repeated="25"/>
          <table:table-cell table:style-name="ce300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5"/>
          <table:table-cell table:style-name="ce261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 table:number-rows-repeated="2">
          <table:table-cell table:style-name="ce184" table:number-columns-repeated="64"/>
          <table:table-cell table:style-name="ce290" table:number-columns-repeated="68"/>
        </table:table-row>
        <table:table-row table:style-name="ro4">
          <table:table-cell table:style-name="ce184" table:number-columns-repeated="5"/>
          <table:table-cell table:style-name="ce262"/>
          <table:table-cell table:style-name="ce184" table:number-columns-repeated="30"/>
          <table:table-cell table:style-name="ce266"/>
          <table:table-cell table:style-name="ce184" table:number-columns-repeated="2"/>
          <table:table-cell table:style-name="ce273" table:number-columns-repeated="25"/>
          <table:table-cell table:style-name="ce291" table:number-columns-repeated="59"/>
          <table:table-cell table:style-name="ce290" table:number-columns-repeated="9"/>
        </table:table-row>
        <table:table-row table:style-name="ro4">
          <table:table-cell table:style-name="ce184" table:number-columns-repeated="7"/>
          <table:table-cell table:style-name="ce264"/>
          <table:table-cell table:style-name="ce184" table:number-columns-repeated="56"/>
          <table:table-cell table:style-name="ce290" table:number-columns-repeated="68"/>
        </table:table-row>
        <table:table-row table:style-name="ro4">
          <table:table-cell table:style-name="ce184" table:number-columns-repeated="64"/>
          <table:table-cell table:style-name="ce290" table:number-columns-repeated="68"/>
        </table:table-row>
        <table:table-row table:style-name="ro4">
          <table:table-cell table:style-name="ce184" table:number-columns-repeated="41"/>
          <table:table-cell table:style-name="ce283"/>
          <table:table-cell table:style-name="ce184" table:number-columns-repeated="22"/>
          <table:table-cell table:style-name="ce290" table:number-columns-repeated="68"/>
        </table:table-row>
        <table:table-row table:style-name="ro4" table:number-rows-repeated="17">
          <table:table-cell table:style-name="ce184" table:number-columns-repeated="64"/>
          <table:table-cell table:style-name="ce290" table:number-columns-repeated="68"/>
        </table:table-row>
        <table:table-row table:style-name="ro4" table:number-rows-repeated="1048371">
          <table:table-cell table:number-columns-repeated="132"/>
        </table:table-row>
        <table:table-row table:style-name="ro4">
          <table:table-cell table:number-columns-repeated="132"/>
        </table:table-row>
        <calcext:conditional-formats>
          <calcext:conditional-format calcext:target-range-address="Res.A1:Res.A2 Res.E1:Res.I1 Res.C1:Res.D2 Res.K1:Res.R1 Res.O2:Res.R17 Res.A17:Res.N17 Res.E2:Res.N2 Res.C3:Res.N15 Res.A4:Res.B15 Res.A16:Res.A204 Res.B16:Res.N16 Res.A19:Res.R19 Res.A21:Res.R21 Res.A23:Res.R23 Res.A25:Res.R25 Res.A27:Res.R27 Res.A29:Res.R29 Res.A31:Res.R31 Res.A33:Res.R33 Res.A35:Res.R35 Res.A37:Res.R37 Res.A39:Res.R39 Res.A41:Res.R41 Res.A43:Res.R43 Res.A45:Res.R45 Res.A47:Res.R47 Res.A49:Res.R49 Res.A51:Res.R51 Res.A53:Res.R53 Res.A55:Res.R55 Res.A57:Res.R57 Res.A59:Res.R59 Res.A61:Res.R61 Res.A63:Res.R63 Res.A65:Res.R65 Res.A67:Res.R67 Res.A69:Res.R69 Res.A71:Res.R71 Res.A73:Res.R73 Res.A75:Res.R75 Res.A77:Res.R77 Res.A79:Res.R79 Res.A81:Res.R81 Res.A83:Res.R83 Res.A85:Res.R85 Res.A87:Res.R87 Res.A89:Res.R89 Res.A91:Res.R91 Res.A93:Res.R93 Res.A101:Res.R101 Res.A103:Res.R103 Res.A105:Res.R105 Res.A107:Res.R107 Res.A109:Res.R109 Res.A111:Res.R113 Res.A115:Res.R115 Res.A117:Res.R117 Res.A119:Res.R119 Res.A121:Res.R121 Res.A123:Res.R123 Res.A125:Res.R127 Res.A129:Res.R129 Res.A131:Res.R131 Res.A133:Res.R133 Res.A135:Res.R135 Res.A137:Res.R137 Res.A139:Res.R139 Res.A141:Res.R141 Res.A143:Res.R143 Res.A145:Res.R145 Res.A147:Res.R147 Res.A149:Res.R149 Res.A151:Res.R151 Res.A153:Res.R153 Res.A155:Res.R155 Res.A157:Res.R157 Res.A159:Res.R159 Res.A161:Res.R161 Res.A163:Res.R165 Res.A167:Res.R169 Res.A171:Res.R173 Res.A175:Res.R175 Res.A177:Res.R177 Res.A179:Res.R179 Res.A181:Res.R183 Res.A185:Res.R204 Res.A18:Res.E18 Res.A20:Res.E20 Res.A22:Res.E22 Res.A24:Res.E24 Res.A26:Res.E26 Res.A28:Res.E28 Res.A30:Res.E30 Res.A32:Res.E32 Res.A34:Res.E34 Res.A36:Res.E36 Res.A38:Res.E38 Res.A40:Res.E40 Res.A42:Res.E42 Res.A44:Res.E44 Res.A46:Res.E46 Res.A48:Res.E48 Res.A50:Res.E50 Res.A52:Res.E52 Res.A54:Res.E54 Res.A56:Res.E56 Res.A58:Res.E58 Res.A60:Res.E60 Res.A62:Res.E62 Res.A64:Res.E64 Res.A66:Res.E66 Res.A68:Res.E68 Res.A70:Res.E70 Res.A72:Res.E72 Res.A74:Res.E74 Res.A76:Res.E76 Res.A78:Res.E78 Res.A80:Res.E80 Res.A82:Res.E82 Res.A84:Res.E84 Res.A86:Res.E86 Res.A88:Res.E88 Res.A90:Res.E90 Res.A92:Res.E92 Res.A94:Res.E94 Res.A100:Res.E100 Res.A102:Res.E102 Res.A104:Res.E104 Res.A106:Res.E106 Res.A108:Res.E108 Res.A110:Res.E110 Res.A114:Res.E114 Res.A116:Res.E116 Res.A118:Res.E118 Res.A120:Res.E120 Res.A122:Res.E122 Res.A124:Res.E124 Res.A128:Res.E128 Res.A130:Res.E130 Res.A132:Res.E132 Res.A134:Res.E134 Res.A136:Res.E136 Res.A138:Res.E138 Res.A140:Res.E140 Res.A142:Res.E142 Res.A144:Res.E144 Res.A146:Res.E146 Res.A148:Res.E148 Res.A150:Res.E150 Res.A152:Res.E152 Res.A154:Res.E154 Res.A156:Res.E156 Res.A158:Res.E158 Res.A160:Res.E160 Res.A162:Res.E162 Res.A166:Res.E166 Res.A170:Res.E170 Res.A174:Res.E174 Res.A176:Res.E176 Res.A178:Res.E178 Res.A180:Res.E180 Res.A184:Res.E184 Res.A95:Res.R99 Res.G78:Res.R78 Res.G18:Res.R18 Res.G20:Res.R20 Res.G22:Res.R22 Res.G24:Res.R24 Res.G26:Res.R26 Res.G28:Res.R28 Res.G30:Res.R30 Res.G32:Res.R32 Res.G34:Res.R34 Res.G36:Res.R36 Res.G38:Res.R38 Res.G40:Res.R40 Res.G42:Res.R42 Res.G44:Res.R44 Res.G46:Res.R46 Res.G48:Res.R48 Res.G50:Res.R50 Res.G52:Res.R52 Res.G54:Res.R54 Res.G56:Res.R56 Res.G58:Res.R58 Res.G60:Res.R60 Res.G62:Res.R62 Res.G64:Res.R64 Res.G66:Res.R66 Res.G68:Res.R68 Res.G70:Res.R70 Res.G72:Res.R72 Res.G74:Res.R74 Res.G76:Res.R76 Res.G80:Res.R80 Res.G82:Res.R82 Res.G84:Res.R84 Res.G86:Res.R86 Res.G88:Res.R88 Res.G90:Res.R90 Res.G92:Res.R92 Res.G94:Res.R94 Res.G100:Res.R100 Res.G102:Res.R102 Res.G104:Res.R104 Res.G106:Res.R106 Res.G108:Res.R108 Res.G110:Res.R110 Res.G114:Res.R114 Res.G116:Res.R116 Res.G118:Res.R118 Res.G120:Res.R120 Res.G122:Res.R122 Res.G124:Res.R124 Res.G128:Res.R128 Res.G130:Res.R130 Res.G132:Res.R132 Res.G134:Res.R134 Res.G136:Res.R136 Res.G138:Res.R138 Res.G140:Res.R140 Res.G142:Res.R142 Res.G144:Res.R144 Res.G146:Res.R146 Res.G148:Res.R148 Res.G150:Res.R150 Res.G152:Res.R152 Res.G154:Res.R154 Res.G156:Res.R156 Res.G158:Res.R158 Res.G160:Res.R160 Res.G162:Res.R162 Res.G166:Res.R166 Res.G170:Res.R170 Res.G174:Res.R174 Res.G176:Res.R176 Res.G178:Res.R178 Res.G180:Res.R180 Res.G184:Res.R184">
            <calcext:condition calcext:apply-style-name="Unprotect Grey" calcext:value="formula-is(NOT(CELL(&quot;protect&quot;)))" calcext:base-cell-address="Res.A1"/>
          </calcext:conditional-format>
          <calcext:conditional-format calcext:target-range-address="Res.H17:Res.H17 Res.H19:Res.H19 Res.H21:Res.H21 Res.H23:Res.H23 Res.H25:Res.H25 Res.H27:Res.H27 Res.H29:Res.H29 Res.H31:Res.H31 Res.H33:Res.H33 Res.H35:Res.H35 Res.H37:Res.H37 Res.H39:Res.H39 Res.H41:Res.H41 Res.H43:Res.H43 Res.H45:Res.H45 Res.H47:Res.H47 Res.H49:Res.H49 Res.H51:Res.H51 Res.H53:Res.H53 Res.H55:Res.H55 Res.H57:Res.H57 Res.H59:Res.H59 Res.H61:Res.H61 Res.H63:Res.H63 Res.H65:Res.H65 Res.H67:Res.H67 Res.H69:Res.H69 Res.H71:Res.H71 Res.H73:Res.H73 Res.H75:Res.H75 Res.H77:Res.H77 Res.H79:Res.H79 Res.H81:Res.H81 Res.H83:Res.H83 Res.H85:Res.H85 Res.H87:Res.H87 Res.H89:Res.H89 Res.H91:Res.H91 Res.H93:Res.H93 Res.H95:Res.H95 Res.H101:Res.H101 Res.H103:Res.H103 Res.H105:Res.H105 Res.H107:Res.H107 Res.H109:Res.H109 Res.H111:Res.H111 Res.H115:Res.H115 Res.H117:Res.H117 Res.H119:Res.H119 Res.H121:Res.H121 Res.H123:Res.H123 Res.H125:Res.H125 Res.H129:Res.H129 Res.H131:Res.H131 Res.H133:Res.H133 Res.H135:Res.H135 Res.H137:Res.H137 Res.H139:Res.H139 Res.H141:Res.H141 Res.H143:Res.H143 Res.H145:Res.H145 Res.H147:Res.H147 Res.H149:Res.H149 Res.H151:Res.H151 Res.H153:Res.H153 Res.H155:Res.H155 Res.H157:Res.H157 Res.H159:Res.H159 Res.H161:Res.H161 Res.H163:Res.H163 Res.H171:Res.H171 Res.H175:Res.H175 Res.H177:Res.H177 Res.H179:Res.H179 Res.H181:Res.H181 Res.H185:Res.H185 Res.H167:Res.H169">
            <calcext:condition calcext:apply-style-name="Red Traffic Light" calcext:value="formula-is(OR(AND(OR([$Res.$F16]=&quot;&quot;;[$Res.$F16]=&quot;EOP&quot;);[$Res.$H16]&lt;&gt;&quot;&quot;);AND(OR([$Res.$F16]=&quot;Repl.&quot;;[$Res.$F16]=&quot;Req.&quot;;[$Res.$F16]=&quot;Req. rej.&quot;);OR([$Res.$H16]=&quot;&quot;;AND(RIGHT(LEFT([.H16];5);2)&lt;&gt;&quot;AD&quot;;RIGHT(LEFT([.H16];5);2)&lt;&gt;&quot;DR&quot;;RIGHT(LEFT([.H16];5);2)&lt;&gt;&quot;IC&quot;;RIGHT(LEFT([.H16];5);2)&lt;&gt;&quot;WF&quot;)))))" calcext:base-cell-address="Res.H17"/>
          </calcext:conditional-format>
          <calcext:conditional-format calcext:target-range-address="Res.F18:Res.F18">
            <calcext:condition calcext:apply-style-name="Unprotect Grey" calcext:value="formula-is(NOT(CELL(&quot;protect&quot;)))" calcext:base-cell-address="Res.F18"/>
          </calcext:conditional-format>
          <calcext:conditional-format calcext:target-range-address="Res.F20:Res.F20">
            <calcext:condition calcext:apply-style-name="Unprotect Grey" calcext:value="formula-is(NOT(CELL(&quot;protect&quot;)))" calcext:base-cell-address="Res.F20"/>
          </calcext:conditional-format>
          <calcext:conditional-format calcext:target-range-address="Res.F22:Res.F22">
            <calcext:condition calcext:apply-style-name="Unprotect Grey" calcext:value="formula-is(NOT(CELL(&quot;protect&quot;)))" calcext:base-cell-address="Res.F22"/>
          </calcext:conditional-format>
          <calcext:conditional-format calcext:target-range-address="Res.F24:Res.F24">
            <calcext:condition calcext:apply-style-name="Unprotect Grey" calcext:value="formula-is(NOT(CELL(&quot;protect&quot;)))" calcext:base-cell-address="Res.F24"/>
          </calcext:conditional-format>
          <calcext:conditional-format calcext:target-range-address="Res.F26:Res.F26">
            <calcext:condition calcext:apply-style-name="Unprotect Grey" calcext:value="formula-is(NOT(CELL(&quot;protect&quot;)))" calcext:base-cell-address="Res.F26"/>
          </calcext:conditional-format>
          <calcext:conditional-format calcext:target-range-address="Res.F28:Res.F28">
            <calcext:condition calcext:apply-style-name="Unprotect Grey" calcext:value="formula-is(NOT(CELL(&quot;protect&quot;)))" calcext:base-cell-address="Res.F28"/>
          </calcext:conditional-format>
          <calcext:conditional-format calcext:target-range-address="Res.F30:Res.F30">
            <calcext:condition calcext:apply-style-name="Unprotect Grey" calcext:value="formula-is(NOT(CELL(&quot;protect&quot;)))" calcext:base-cell-address="Res.F30"/>
          </calcext:conditional-format>
          <calcext:conditional-format calcext:target-range-address="Res.F32:Res.F32">
            <calcext:condition calcext:apply-style-name="Unprotect Grey" calcext:value="formula-is(NOT(CELL(&quot;protect&quot;)))" calcext:base-cell-address="Res.F32"/>
          </calcext:conditional-format>
          <calcext:conditional-format calcext:target-range-address="Res.F34:Res.F34">
            <calcext:condition calcext:apply-style-name="Unprotect Grey" calcext:value="formula-is(NOT(CELL(&quot;protect&quot;)))" calcext:base-cell-address="Res.F34"/>
          </calcext:conditional-format>
          <calcext:conditional-format calcext:target-range-address="Res.F36:Res.F36">
            <calcext:condition calcext:apply-style-name="Unprotect Grey" calcext:value="formula-is(NOT(CELL(&quot;protect&quot;)))" calcext:base-cell-address="Res.F36"/>
          </calcext:conditional-format>
          <calcext:conditional-format calcext:target-range-address="Res.F38:Res.F38">
            <calcext:condition calcext:apply-style-name="Unprotect Grey" calcext:value="formula-is(NOT(CELL(&quot;protect&quot;)))" calcext:base-cell-address="Res.F38"/>
          </calcext:conditional-format>
          <calcext:conditional-format calcext:target-range-address="Res.F40:Res.F40">
            <calcext:condition calcext:apply-style-name="Unprotect Grey" calcext:value="formula-is(NOT(CELL(&quot;protect&quot;)))" calcext:base-cell-address="Res.F40"/>
          </calcext:conditional-format>
          <calcext:conditional-format calcext:target-range-address="Res.F42:Res.F42">
            <calcext:condition calcext:apply-style-name="Unprotect Grey" calcext:value="formula-is(NOT(CELL(&quot;protect&quot;)))" calcext:base-cell-address="Res.F42"/>
          </calcext:conditional-format>
          <calcext:conditional-format calcext:target-range-address="Res.F44:Res.F44">
            <calcext:condition calcext:apply-style-name="Unprotect Grey" calcext:value="formula-is(NOT(CELL(&quot;protect&quot;)))" calcext:base-cell-address="Res.F44"/>
          </calcext:conditional-format>
          <calcext:conditional-format calcext:target-range-address="Res.F46:Res.F46">
            <calcext:condition calcext:apply-style-name="Unprotect Grey" calcext:value="formula-is(NOT(CELL(&quot;protect&quot;)))" calcext:base-cell-address="Res.F46"/>
          </calcext:conditional-format>
          <calcext:conditional-format calcext:target-range-address="Res.F48:Res.F48">
            <calcext:condition calcext:apply-style-name="Unprotect Grey" calcext:value="formula-is(NOT(CELL(&quot;protect&quot;)))" calcext:base-cell-address="Res.F48"/>
          </calcext:conditional-format>
          <calcext:conditional-format calcext:target-range-address="Res.F50:Res.F50">
            <calcext:condition calcext:apply-style-name="Unprotect Grey" calcext:value="formula-is(NOT(CELL(&quot;protect&quot;)))" calcext:base-cell-address="Res.F50"/>
          </calcext:conditional-format>
          <calcext:conditional-format calcext:target-range-address="Res.F52:Res.F52">
            <calcext:condition calcext:apply-style-name="Unprotect Grey" calcext:value="formula-is(NOT(CELL(&quot;protect&quot;)))" calcext:base-cell-address="Res.F52"/>
          </calcext:conditional-format>
          <calcext:conditional-format calcext:target-range-address="Res.F54:Res.F54">
            <calcext:condition calcext:apply-style-name="Unprotect Grey" calcext:value="formula-is(NOT(CELL(&quot;protect&quot;)))" calcext:base-cell-address="Res.F54"/>
          </calcext:conditional-format>
          <calcext:conditional-format calcext:target-range-address="Res.F56:Res.F56">
            <calcext:condition calcext:apply-style-name="Unprotect Grey" calcext:value="formula-is(NOT(CELL(&quot;protect&quot;)))" calcext:base-cell-address="Res.F56"/>
          </calcext:conditional-format>
          <calcext:conditional-format calcext:target-range-address="Res.F58:Res.F58">
            <calcext:condition calcext:apply-style-name="Unprotect Grey" calcext:value="formula-is(NOT(CELL(&quot;protect&quot;)))" calcext:base-cell-address="Res.F58"/>
          </calcext:conditional-format>
          <calcext:conditional-format calcext:target-range-address="Res.F60:Res.F60">
            <calcext:condition calcext:apply-style-name="Unprotect Grey" calcext:value="formula-is(NOT(CELL(&quot;protect&quot;)))" calcext:base-cell-address="Res.F60"/>
          </calcext:conditional-format>
          <calcext:conditional-format calcext:target-range-address="Res.F62:Res.F62">
            <calcext:condition calcext:apply-style-name="Unprotect Grey" calcext:value="formula-is(NOT(CELL(&quot;protect&quot;)))" calcext:base-cell-address="Res.F62"/>
          </calcext:conditional-format>
          <calcext:conditional-format calcext:target-range-address="Res.F64:Res.F64">
            <calcext:condition calcext:apply-style-name="Unprotect Grey" calcext:value="formula-is(NOT(CELL(&quot;protect&quot;)))" calcext:base-cell-address="Res.F64"/>
          </calcext:conditional-format>
          <calcext:conditional-format calcext:target-range-address="Res.F66:Res.F66">
            <calcext:condition calcext:apply-style-name="Unprotect Grey" calcext:value="formula-is(NOT(CELL(&quot;protect&quot;)))" calcext:base-cell-address="Res.F66"/>
          </calcext:conditional-format>
          <calcext:conditional-format calcext:target-range-address="Res.F68:Res.F68">
            <calcext:condition calcext:apply-style-name="Unprotect Grey" calcext:value="formula-is(NOT(CELL(&quot;protect&quot;)))" calcext:base-cell-address="Res.F68"/>
          </calcext:conditional-format>
          <calcext:conditional-format calcext:target-range-address="Res.F70:Res.F70">
            <calcext:condition calcext:apply-style-name="Unprotect Grey" calcext:value="formula-is(NOT(CELL(&quot;protect&quot;)))" calcext:base-cell-address="Res.F70"/>
          </calcext:conditional-format>
          <calcext:conditional-format calcext:target-range-address="Res.F72:Res.F72">
            <calcext:condition calcext:apply-style-name="Unprotect Grey" calcext:value="formula-is(NOT(CELL(&quot;protect&quot;)))" calcext:base-cell-address="Res.F72"/>
          </calcext:conditional-format>
          <calcext:conditional-format calcext:target-range-address="Res.F74:Res.F74">
            <calcext:condition calcext:apply-style-name="Unprotect Grey" calcext:value="formula-is(NOT(CELL(&quot;protect&quot;)))" calcext:base-cell-address="Res.F74"/>
          </calcext:conditional-format>
          <calcext:conditional-format calcext:target-range-address="Res.F76:Res.F76">
            <calcext:condition calcext:apply-style-name="Unprotect Grey" calcext:value="formula-is(NOT(CELL(&quot;protect&quot;)))" calcext:base-cell-address="Res.F76"/>
          </calcext:conditional-format>
          <calcext:conditional-format calcext:target-range-address="Res.F78:Res.F78">
            <calcext:condition calcext:apply-style-name="Unprotect Grey" calcext:value="formula-is(NOT(CELL(&quot;protect&quot;)))" calcext:base-cell-address="Res.F78"/>
          </calcext:conditional-format>
          <calcext:conditional-format calcext:target-range-address="Res.F80:Res.F80">
            <calcext:condition calcext:apply-style-name="Unprotect Grey" calcext:value="formula-is(NOT(CELL(&quot;protect&quot;)))" calcext:base-cell-address="Res.F80"/>
          </calcext:conditional-format>
          <calcext:conditional-format calcext:target-range-address="Res.F82:Res.F82">
            <calcext:condition calcext:apply-style-name="Unprotect Grey" calcext:value="formula-is(NOT(CELL(&quot;protect&quot;)))" calcext:base-cell-address="Res.F82"/>
          </calcext:conditional-format>
          <calcext:conditional-format calcext:target-range-address="Res.F84:Res.F84">
            <calcext:condition calcext:apply-style-name="Unprotect Grey" calcext:value="formula-is(NOT(CELL(&quot;protect&quot;)))" calcext:base-cell-address="Res.F84"/>
          </calcext:conditional-format>
          <calcext:conditional-format calcext:target-range-address="Res.F86:Res.F86">
            <calcext:condition calcext:apply-style-name="Unprotect Grey" calcext:value="formula-is(NOT(CELL(&quot;protect&quot;)))" calcext:base-cell-address="Res.F86"/>
          </calcext:conditional-format>
          <calcext:conditional-format calcext:target-range-address="Res.F88:Res.F88">
            <calcext:condition calcext:apply-style-name="Unprotect Grey" calcext:value="formula-is(NOT(CELL(&quot;protect&quot;)))" calcext:base-cell-address="Res.F88"/>
          </calcext:conditional-format>
          <calcext:conditional-format calcext:target-range-address="Res.F90:Res.F90">
            <calcext:condition calcext:apply-style-name="Unprotect Grey" calcext:value="formula-is(NOT(CELL(&quot;protect&quot;)))" calcext:base-cell-address="Res.F90"/>
          </calcext:conditional-format>
          <calcext:conditional-format calcext:target-range-address="Res.F92:Res.F92">
            <calcext:condition calcext:apply-style-name="Unprotect Grey" calcext:value="formula-is(NOT(CELL(&quot;protect&quot;)))" calcext:base-cell-address="Res.F92"/>
          </calcext:conditional-format>
          <calcext:conditional-format calcext:target-range-address="Res.F94:Res.F94">
            <calcext:condition calcext:apply-style-name="Unprotect Grey" calcext:value="formula-is(NOT(CELL(&quot;protect&quot;)))" calcext:base-cell-address="Res.F94"/>
          </calcext:conditional-format>
          <calcext:conditional-format calcext:target-range-address="Res.F100:Res.F100">
            <calcext:condition calcext:apply-style-name="Unprotect Grey" calcext:value="formula-is(NOT(CELL(&quot;protect&quot;)))" calcext:base-cell-address="Res.F100"/>
          </calcext:conditional-format>
          <calcext:conditional-format calcext:target-range-address="Res.F102:Res.F102">
            <calcext:condition calcext:apply-style-name="Unprotect Grey" calcext:value="formula-is(NOT(CELL(&quot;protect&quot;)))" calcext:base-cell-address="Res.F102"/>
          </calcext:conditional-format>
          <calcext:conditional-format calcext:target-range-address="Res.F104:Res.F104">
            <calcext:condition calcext:apply-style-name="Unprotect Grey" calcext:value="formula-is(NOT(CELL(&quot;protect&quot;)))" calcext:base-cell-address="Res.F104"/>
          </calcext:conditional-format>
          <calcext:conditional-format calcext:target-range-address="Res.F106:Res.F106">
            <calcext:condition calcext:apply-style-name="Unprotect Grey" calcext:value="formula-is(NOT(CELL(&quot;protect&quot;)))" calcext:base-cell-address="Res.F106"/>
          </calcext:conditional-format>
          <calcext:conditional-format calcext:target-range-address="Res.F108:Res.F108">
            <calcext:condition calcext:apply-style-name="Unprotect Grey" calcext:value="formula-is(NOT(CELL(&quot;protect&quot;)))" calcext:base-cell-address="Res.F108"/>
          </calcext:conditional-format>
          <calcext:conditional-format calcext:target-range-address="Res.F110:Res.F110">
            <calcext:condition calcext:apply-style-name="Unprotect Grey" calcext:value="formula-is(NOT(CELL(&quot;protect&quot;)))" calcext:base-cell-address="Res.F110"/>
          </calcext:conditional-format>
          <calcext:conditional-format calcext:target-range-address="Res.F114:Res.F114">
            <calcext:condition calcext:apply-style-name="Unprotect Grey" calcext:value="formula-is(NOT(CELL(&quot;protect&quot;)))" calcext:base-cell-address="Res.F114"/>
          </calcext:conditional-format>
          <calcext:conditional-format calcext:target-range-address="Res.F116:Res.F116">
            <calcext:condition calcext:apply-style-name="Unprotect Grey" calcext:value="formula-is(NOT(CELL(&quot;protect&quot;)))" calcext:base-cell-address="Res.F116"/>
          </calcext:conditional-format>
          <calcext:conditional-format calcext:target-range-address="Res.F118:Res.F118">
            <calcext:condition calcext:apply-style-name="Unprotect Grey" calcext:value="formula-is(NOT(CELL(&quot;protect&quot;)))" calcext:base-cell-address="Res.F118"/>
          </calcext:conditional-format>
          <calcext:conditional-format calcext:target-range-address="Res.F120:Res.F120">
            <calcext:condition calcext:apply-style-name="Unprotect Grey" calcext:value="formula-is(NOT(CELL(&quot;protect&quot;)))" calcext:base-cell-address="Res.F120"/>
          </calcext:conditional-format>
          <calcext:conditional-format calcext:target-range-address="Res.F122:Res.F122">
            <calcext:condition calcext:apply-style-name="Unprotect Grey" calcext:value="formula-is(NOT(CELL(&quot;protect&quot;)))" calcext:base-cell-address="Res.F122"/>
          </calcext:conditional-format>
          <calcext:conditional-format calcext:target-range-address="Res.F124:Res.F124">
            <calcext:condition calcext:apply-style-name="Unprotect Grey" calcext:value="formula-is(NOT(CELL(&quot;protect&quot;)))" calcext:base-cell-address="Res.F124"/>
          </calcext:conditional-format>
          <calcext:conditional-format calcext:target-range-address="Res.F128:Res.F128">
            <calcext:condition calcext:apply-style-name="Unprotect Grey" calcext:value="formula-is(NOT(CELL(&quot;protect&quot;)))" calcext:base-cell-address="Res.F128"/>
          </calcext:conditional-format>
          <calcext:conditional-format calcext:target-range-address="Res.F130:Res.F130">
            <calcext:condition calcext:apply-style-name="Unprotect Grey" calcext:value="formula-is(NOT(CELL(&quot;protect&quot;)))" calcext:base-cell-address="Res.F130"/>
          </calcext:conditional-format>
          <calcext:conditional-format calcext:target-range-address="Res.F132:Res.F132">
            <calcext:condition calcext:apply-style-name="Unprotect Grey" calcext:value="formula-is(NOT(CELL(&quot;protect&quot;)))" calcext:base-cell-address="Res.F132"/>
          </calcext:conditional-format>
          <calcext:conditional-format calcext:target-range-address="Res.F134:Res.F134">
            <calcext:condition calcext:apply-style-name="Unprotect Grey" calcext:value="formula-is(NOT(CELL(&quot;protect&quot;)))" calcext:base-cell-address="Res.F134"/>
          </calcext:conditional-format>
          <calcext:conditional-format calcext:target-range-address="Res.F136:Res.F136">
            <calcext:condition calcext:apply-style-name="Unprotect Grey" calcext:value="formula-is(NOT(CELL(&quot;protect&quot;)))" calcext:base-cell-address="Res.F136"/>
          </calcext:conditional-format>
          <calcext:conditional-format calcext:target-range-address="Res.F138:Res.F138">
            <calcext:condition calcext:apply-style-name="Unprotect Grey" calcext:value="formula-is(NOT(CELL(&quot;protect&quot;)))" calcext:base-cell-address="Res.F138"/>
          </calcext:conditional-format>
          <calcext:conditional-format calcext:target-range-address="Res.F140:Res.F140">
            <calcext:condition calcext:apply-style-name="Unprotect Grey" calcext:value="formula-is(NOT(CELL(&quot;protect&quot;)))" calcext:base-cell-address="Res.F140"/>
          </calcext:conditional-format>
          <calcext:conditional-format calcext:target-range-address="Res.F142:Res.F142">
            <calcext:condition calcext:apply-style-name="Unprotect Grey" calcext:value="formula-is(NOT(CELL(&quot;protect&quot;)))" calcext:base-cell-address="Res.F142"/>
          </calcext:conditional-format>
          <calcext:conditional-format calcext:target-range-address="Res.F144:Res.F144">
            <calcext:condition calcext:apply-style-name="Unprotect Grey" calcext:value="formula-is(NOT(CELL(&quot;protect&quot;)))" calcext:base-cell-address="Res.F144"/>
          </calcext:conditional-format>
          <calcext:conditional-format calcext:target-range-address="Res.F146:Res.F146">
            <calcext:condition calcext:apply-style-name="Unprotect Grey" calcext:value="formula-is(NOT(CELL(&quot;protect&quot;)))" calcext:base-cell-address="Res.F146"/>
          </calcext:conditional-format>
          <calcext:conditional-format calcext:target-range-address="Res.F148:Res.F148">
            <calcext:condition calcext:apply-style-name="Unprotect Grey" calcext:value="formula-is(NOT(CELL(&quot;protect&quot;)))" calcext:base-cell-address="Res.F148"/>
          </calcext:conditional-format>
          <calcext:conditional-format calcext:target-range-address="Res.F150:Res.F150">
            <calcext:condition calcext:apply-style-name="Unprotect Grey" calcext:value="formula-is(NOT(CELL(&quot;protect&quot;)))" calcext:base-cell-address="Res.F150"/>
          </calcext:conditional-format>
          <calcext:conditional-format calcext:target-range-address="Res.F152:Res.F152">
            <calcext:condition calcext:apply-style-name="Unprotect Grey" calcext:value="formula-is(NOT(CELL(&quot;protect&quot;)))" calcext:base-cell-address="Res.F152"/>
          </calcext:conditional-format>
          <calcext:conditional-format calcext:target-range-address="Res.F154:Res.F154">
            <calcext:condition calcext:apply-style-name="Unprotect Grey" calcext:value="formula-is(NOT(CELL(&quot;protect&quot;)))" calcext:base-cell-address="Res.F154"/>
          </calcext:conditional-format>
          <calcext:conditional-format calcext:target-range-address="Res.F156:Res.F156">
            <calcext:condition calcext:apply-style-name="Unprotect Grey" calcext:value="formula-is(NOT(CELL(&quot;protect&quot;)))" calcext:base-cell-address="Res.F156"/>
          </calcext:conditional-format>
          <calcext:conditional-format calcext:target-range-address="Res.F158:Res.F158">
            <calcext:condition calcext:apply-style-name="Unprotect Grey" calcext:value="formula-is(NOT(CELL(&quot;protect&quot;)))" calcext:base-cell-address="Res.F158"/>
          </calcext:conditional-format>
          <calcext:conditional-format calcext:target-range-address="Res.F160:Res.F160">
            <calcext:condition calcext:apply-style-name="Unprotect Grey" calcext:value="formula-is(NOT(CELL(&quot;protect&quot;)))" calcext:base-cell-address="Res.F160"/>
          </calcext:conditional-format>
          <calcext:conditional-format calcext:target-range-address="Res.F162:Res.F162">
            <calcext:condition calcext:apply-style-name="Unprotect Grey" calcext:value="formula-is(NOT(CELL(&quot;protect&quot;)))" calcext:base-cell-address="Res.F162"/>
          </calcext:conditional-format>
          <calcext:conditional-format calcext:target-range-address="Res.F166:Res.F166">
            <calcext:condition calcext:apply-style-name="Unprotect Grey" calcext:value="formula-is(NOT(CELL(&quot;protect&quot;)))" calcext:base-cell-address="Res.F166"/>
          </calcext:conditional-format>
          <calcext:conditional-format calcext:target-range-address="Res.F170:Res.F170">
            <calcext:condition calcext:apply-style-name="Unprotect Grey" calcext:value="formula-is(NOT(CELL(&quot;protect&quot;)))" calcext:base-cell-address="Res.F170"/>
          </calcext:conditional-format>
          <calcext:conditional-format calcext:target-range-address="Res.F174:Res.F174">
            <calcext:condition calcext:apply-style-name="Unprotect Grey" calcext:value="formula-is(NOT(CELL(&quot;protect&quot;)))" calcext:base-cell-address="Res.F174"/>
          </calcext:conditional-format>
          <calcext:conditional-format calcext:target-range-address="Res.F176:Res.F176">
            <calcext:condition calcext:apply-style-name="Unprotect Grey" calcext:value="formula-is(NOT(CELL(&quot;protect&quot;)))" calcext:base-cell-address="Res.F176"/>
          </calcext:conditional-format>
          <calcext:conditional-format calcext:target-range-address="Res.F178:Res.F178">
            <calcext:condition calcext:apply-style-name="Unprotect Grey" calcext:value="formula-is(NOT(CELL(&quot;protect&quot;)))" calcext:base-cell-address="Res.F178"/>
          </calcext:conditional-format>
          <calcext:conditional-format calcext:target-range-address="Res.F180:Res.F180">
            <calcext:condition calcext:apply-style-name="Unprotect Grey" calcext:value="formula-is(NOT(CELL(&quot;protect&quot;)))" calcext:base-cell-address="Res.F180"/>
          </calcext:conditional-format>
          <calcext:conditional-format calcext:target-range-address="Res.F184:Res.F184">
            <calcext:condition calcext:apply-style-name="Unprotect Grey" calcext:value="formula-is(NOT(CELL(&quot;protect&quot;)))" calcext:base-cell-address="Res.F184"/>
          </calcext:conditional-format>
        </calcext:conditional-formats>
      </table:table>
      <table:named-expressions/>
      <table:database-ranges>
        <table:database-range table:name="__Anonymous_Sheet_DB__0" table:target-range-address="Res.L5:Res.L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20030" number:language="en" number:country="GB" number:automatic-order="true" number:format-source="language">
      <number:day/>
      <number:text>/</number:text>
      <number:month/>
      <number:text>/</number:text>
      <number:year/>
    </number:date-style>
    <number:date-style style:name="N112P0" style:volatile="true">
      <number:year number:style="long"/>
      <number:text>.</number:text>
      <number:month/>
      <number:text>.</number:text>
      <number:day/>
    </number:date-style>
    <number:text-style style:name="N112" number:title="User-defined">
      <number:text-content/>
      <style:map style:condition="value()&lt;=1.7976931348623157E+308" style:apply-style-name="N112P0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/>
      <number:text>.</number:text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">
      <number:number number:decimal-places="0" number:min-decimal-places="0" number:min-integer-digits="2"/>
    </number:number-style>
    <number:date-style style:name="N118">
      <number:month number:textual="true"/>
    </number:date-style>
    <number:number-style style:name="N119" number:title="User-defined">
      <number:number number:decimal-places="0" number:min-decimal-places="0" number:min-integer-digits="0"/>
    </number:number-style>
    <number:date-style style:name="N120">
      <number:day/>
      <number:text>. </number:text>
      <number:month number:textual="true"/>
      <number:text> </number:text>
      <number:year number:style="long"/>
    </number:date-style>
    <number:number-style style:name="N10115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5" number:language="fr" number:country="CH">
      <number:text>SFr. -</number:text>
      <number:number number:decimal-places="0" number:min-decimal-places="0" number:min-integer-digits="1" number:grouping="true"/>
      <style:map style:condition="value()&gt;=0" style:apply-style-name="N10115P0"/>
    </number:number-style>
    <number:number-style style:name="N10116P0" style:volatile="true" number:language="fr" number:country="CH">
      <number:text>SFr. </number:text>
      <number:number number:decimal-places="0" number:min-decimal-places="0" number:min-integer-digits="1" number:grouping="true"/>
    </number:number-style>
    <number:number-style style:name="N10116" number:language="fr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8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8" number:language="fr" number:country="CH">
      <number:text>SFr.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9P0" style:volatile="true" number:language="fr" number:country="CH">
      <number:text>SFr. </number:text>
      <number:number number:decimal-places="2" number:min-decimal-places="2" number:min-integer-digits="1" number:grouping="true"/>
    </number:number-style>
    <number:number-style style:name="N10119" number:language="fr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9P0"/>
    </number:number-style>
    <number:date-style style:name="N10120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10121" number:language="fr" number:country="CH">
      <number:month number:textual="true"/>
      <number:text>.</number:text>
      <number:year/>
    </number:date-style>
    <number:time-style style:name="N10122" number:language="fr" number:country="CH">
      <number:hours/>
      <number:text>:</number:text>
      <number:minutes number:style="long"/>
      <number:text> </number:text>
      <number:am-pm/>
    </number:time-style>
    <number:time-style style:name="N10123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4P0" style:volatile="true" number:language="fr" number:country="CH">
      <number:number number:decimal-places="0" number:min-decimal-places="0" number:min-integer-digits="1" number:grouping="true"/>
    </number:number-style>
    <number:number-style style:name="N10124" number:language="fr" number:country="CH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number-style style:name="N10125P0" style:volatile="true" number:language="fr" number:country="CH">
      <number:number number:decimal-places="0" number:min-decimal-places="0" number:min-integer-digits="1" number:grouping="true"/>
    </number:number-style>
    <number:number-style style:name="N10125" number:language="fr" number:country="CH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6P0" style:volatile="true" number:language="fr" number:country="CH">
      <number:number number:decimal-places="2" number:min-decimal-places="2" number:min-integer-digits="1" number:grouping="true"/>
    </number:number-style>
    <number:number-style style:name="N10126" number:language="fr" number:country="CH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7P0" style:volatile="true" number:language="fr" number:country="CH">
      <number:number number:decimal-places="2" number:min-decimal-places="2" number:min-integer-digits="1" number:grouping="true"/>
    </number:number-style>
    <number:number-style style:name="N10127" number:language="fr" number:country="CH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31P0" style:volatile="true" number:language="fr" number:country="CH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fr" number:country="CH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fr" number:country="CH">
      <number:text> </number:text>
      <number:fill-character> </number:fill-character>
      <number:text>- </number:text>
    </number:number-style>
    <number:text-style style:name="N10131" number:language="fr" number:country="CH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CH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fr" number:country="CH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fr" number:country="CH">
      <number:text> SFr. </number:text>
      <number:fill-character> </number:fill-character>
      <number:text>- </number:text>
    </number:number-style>
    <number:text-style style:name="N10135" number:language="fr" number:country="CH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CH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fr" number:country="CH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fr" number:country="CH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fr" number:country="CH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fr" number:country="CH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fr" number:country="CH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fr" number:country="CH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fr" number:country="CH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 style:data-style-name="N20030">
      <style:table-cell-properties fo:background-color="#ff9999" style:rotation-angle="0" loext:vertical-justify="auto"/>
      <style:paragraph-properties css3t:text-justify="auto"/>
      <style:text-properties fo:color="#ff9999" style:font-weight-asian="normal"/>
    </style:style>
    <style:style style:name="White" style:family="table-cell" style:parent-style-name="Default">
      <style:table-cell-properties fo:background-color="#ffffff"/>
      <style:text-properties fo:color="#ffffff"/>
    </style:style>
    <style:style style:name="Yellow" style:family="table-cell" style:parent-style-name="Default">
      <style:table-cell-properties fo:background-color="#ffff99" style:rotation-angle="0" loext:vertical-justify="auto"/>
      <style:paragraph-properties css3t:text-justify="auto"/>
      <style:text-properties fo:color="#ffff99" style:font-weight-asian="normal"/>
    </style:style>
    <style:style style:name="Green" style:family="table-cell" style:parent-style-name="Default">
      <style:table-cell-properties fo:background-color="#99ff66" style:rotation-angle="0" loext:vertical-justify="auto"/>
      <style:paragraph-properties css3t:text-justify="auto"/>
      <style:text-properties fo:color="#99ff66" style:font-weight-asian="normal"/>
    </style:style>
    <style:style style:name="Purple" style:family="table-cell" style:parent-style-name="Default">
      <style:table-cell-properties fo:background-color="#9900ff"/>
      <style:text-properties fo:color="#9900ff" style:font-weight-asian="normal"/>
    </style:style>
    <style:style style:name="Orange" style:family="table-cell" style:parent-style-name="Default">
      <style:table-cell-properties fo:background-color="#ff6600" style:rotation-angle="0" loext:vertical-justify="auto"/>
      <style:paragraph-properties css3t:text-justify="auto"/>
      <style:text-properties fo:color="#ff6600" style:font-weight-asian="normal"/>
    </style:style>
    <style:style style:name="Yellow_20_Traffic_20_Light" style:display-name="Yellow Traffic Light" style:family="table-cell" style:parent-style-name="Default" style:data-style-name="N0">
      <style:table-cell-properties fo:background-color="#ffff00" style:rotation-angle="0" loext:vertical-justify="auto"/>
      <style:paragraph-properties css3t:text-justify="auto"/>
      <style:text-properties style:use-window-font-color="true" style:font-weight-asian="normal"/>
    </style:style>
    <style:style style:name="Green_20_Traffic_20_Light" style:display-name="Green Traffic Light" style:family="table-cell" style:parent-style-name="Default" style:data-style-name="N0">
      <style:table-cell-properties fo:background-color="#009900" style:rotation-angle="0" loext:vertical-justify="auto"/>
      <style:paragraph-properties css3t:text-justify="auto"/>
      <style:text-properties style:use-window-font-color="true" style:font-weight-asian="normal"/>
    </style:style>
    <style:style style:name="Red_20_Traffic_20_Light" style:display-name="Red Traffic Light" style:family="table-cell" style:parent-style-name="Default" style:data-style-name="N0">
      <style:table-cell-properties fo:background-color="#ff3333" style:rotation-angle="0" loext:vertical-justify="auto"/>
      <style:paragraph-properties css3t:text-justify="auto"/>
      <style:text-properties style:use-window-font-color="true"/>
    </style:style>
    <style:style style:name="Cyan" style:family="table-cell" style:parent-style-name="Default">
      <style:table-cell-properties fo:background-color="#66ffff"/>
      <style:text-properties fo:color="#66ffff"/>
    </style:style>
    <style:style style:name="Magenta" style:family="table-cell" style:parent-style-name="Default">
      <style:table-cell-properties fo:background-color="#ff33ff" style:rotation-angle="0" loext:vertical-justify="auto"/>
      <style:paragraph-properties css3t:text-justify="auto"/>
      <style:text-properties style:font-weight-asian="normal"/>
    </style:style>
    <style:style style:name="Vertical_20_bar_20_Red_20_Traffic_20_Light" style:display-name="Vertical bar Red Traffic Light" style:family="table-cell" style:parent-style-name="Default">
      <style:table-cell-properties fo:border-bottom="none" style:diagonal-bl-tr="none" style:diagonal-tl-br="none" fo:background-color="transparent" fo:border-left="none" fo:border-right="2.01pt solid #ff3333" style:rotation-angle="0" fo:border-top="none" loext:vertical-justify="auto"/>
      <style:paragraph-properties css3t:text-justify="auto"/>
    </style:style>
    <style:style style:name="Magenta_20_1" style:display-name="Magenta 1" style:family="table-cell" style:parent-style-name="Default">
      <style:table-cell-properties fo:background-color="#ff99ff" style:rotation-angle="0" loext:vertical-justify="auto"/>
      <style:paragraph-properties css3t:text-justify="auto"/>
    </style:style>
    <style:style style:name="Magenta_20_2" style:display-name="Magenta 2" style:family="table-cell" style:parent-style-name="Default">
      <style:table-cell-properties fo:background-color="#ff66ff" style:rotation-angle="0" loext:vertical-justify="auto"/>
      <style:paragraph-properties css3t:text-justify="auto"/>
    </style:style>
    <style:style style:name="Magenta_20_3" style:display-name="Magenta 3" style:family="table-cell" style:parent-style-name="Default">
      <style:table-cell-properties fo:background-color="#ff00ff" style:rotation-angle="0" loext:vertical-justify="auto"/>
      <style:paragraph-properties css3t:text-justify="auto"/>
    </style:style>
    <style:style style:name="Magenta_20_4" style:display-name="Magenta 4" style:family="table-cell" style:parent-style-name="Default">
      <style:table-cell-properties fo:background-color="#cc00cc" style:diagonal-bl-tr="none" style:diagonal-tl-br="none" style:rotation-angle="0" loext:vertical-justify="auto"/>
      <style:paragraph-properties css3t:text-justify="auto"/>
    </style:style>
    <style:style style:name="Magenta_20_6" style:display-name="Magenta 6" style:family="table-cell" style:parent-style-name="Default">
      <style:table-cell-properties fo:background-color="#660066" style:rotation-angle="0" loext:vertical-justify="auto"/>
      <style:paragraph-properties css3t:text-justify="auto"/>
    </style:style>
    <style:style style:name="Magenta_20_7" style:display-name="Magenta 7" style:family="table-cell" style:parent-style-name="Default">
      <style:table-cell-properties fo:background-color="#663366" style:rotation-angle="0" loext:vertical-justify="auto"/>
      <style:paragraph-properties css3t:text-justify="auto"/>
    </style:style>
    <style:style style:name="Vertical_20_bar_20_Magenta" style:display-name="Vertical bar Magenta" style:family="table-cell" style:parent-style-name="Default">
      <style:table-cell-properties fo:border-bottom="none" style:diagonal-bl-tr="none" style:diagonal-tl-br="none" fo:border-left="none" fo:border-right="2.01pt solid #ff33ff" style:rotation-angle="0" fo:border-top="none" loext:vertical-justify="auto"/>
      <style:paragraph-properties css3t:text-justify="auto"/>
    </style:style>
    <style:style style:name="Vertical_20_bar_20_Magenta_20_1" style:display-name="Vertical bar Magenta 1" style:family="table-cell" style:parent-style-name="Default">
      <style:table-cell-properties fo:border-bottom="none" style:diagonal-bl-tr="none" style:diagonal-tl-br="none" fo:border-left="none" fo:border-right="2.01pt solid #ff99ff" style:rotation-angle="0" fo:border-top="none" loext:vertical-justify="auto"/>
      <style:paragraph-properties css3t:text-justify="auto"/>
    </style:style>
    <style:style style:name="Vertical_20_bar_20_Magenta_20_2" style:display-name="Vertical bar Magenta 2" style:family="table-cell" style:parent-style-name="Default">
      <style:table-cell-properties fo:border-bottom="none" style:diagonal-bl-tr="none" style:diagonal-tl-br="none" fo:border-left="none" fo:border-right="2.01pt solid #ff66ff" style:rotation-angle="0" fo:border-top="none" loext:vertical-justify="auto"/>
      <style:paragraph-properties css3t:text-justify="auto"/>
    </style:style>
    <style:style style:name="Vertical_20_bar_20_Magenta_20_3" style:display-name="Vertical bar Magenta 3" style:family="table-cell" style:parent-style-name="Default">
      <style:table-cell-properties fo:border-bottom="none" style:diagonal-bl-tr="none" style:diagonal-tl-br="none" fo:border-left="none" fo:border-right="2.01pt solid #ff00ff" style:rotation-angle="0" fo:border-top="none" loext:vertical-justify="auto"/>
      <style:paragraph-properties css3t:text-justify="auto"/>
    </style:style>
    <style:style style:name="Vertical_20_bar_20_Magenta_20_4" style:display-name="Vertical bar Magenta 4" style:family="table-cell" style:parent-style-name="Default">
      <style:table-cell-properties fo:border-bottom="none" style:diagonal-bl-tr="none" style:diagonal-tl-br="none" fo:border-left="none" fo:border-right="2.01pt solid #cc00cc" style:rotation-angle="0" fo:border-top="none" loext:vertical-justify="auto"/>
      <style:paragraph-properties css3t:text-justify="auto"/>
    </style:style>
    <style:style style:name="Vertical_20_bar_20_Magenta_20_5" style:display-name="Vertical bar Magenta 5" style:family="table-cell" style:parent-style-name="Default">
      <style:table-cell-properties fo:border-bottom="none" style:diagonal-bl-tr="none" style:diagonal-tl-br="none" fo:border-left="none" fo:border-right="2.01pt solid #990099" fo:border-top="none" loext:vertical-justify="auto"/>
      <style:paragraph-properties css3t:text-justify="auto"/>
    </style:style>
    <style:style style:name="Vertical_20_bar_20_Magenta_20_6" style:display-name="Vertical bar Magenta 6" style:family="table-cell" style:parent-style-name="Default">
      <style:table-cell-properties fo:border-bottom="none" style:diagonal-bl-tr="none" style:diagonal-tl-br="none" fo:border-left="none" fo:border-right="2.01pt solid #660066" style:rotation-angle="0" fo:border-top="none" loext:vertical-justify="auto"/>
      <style:paragraph-properties css3t:text-justify="auto"/>
    </style:style>
    <style:style style:name="Vertical_20_bar_20_Magenta_20_7" style:display-name="Vertical bar Magenta 7" style:family="table-cell" style:parent-style-name="Default">
      <style:table-cell-properties fo:border-bottom="none" style:diagonal-bl-tr="none" style:diagonal-tl-br="none" fo:border-left="none" fo:border-right="2.01pt solid #663366" style:rotation-angle="0" fo:border-top="none" loext:vertical-justify="auto"/>
      <style:paragraph-properties css3t:text-justify="auto"/>
    </style:style>
    <style:style style:name="Magenta_20_5" style:display-name="Magenta 5" style:family="table-cell" style:parent-style-name="Default">
      <style:table-cell-properties fo:background-color="#990099" style:rotation-angle="0" loext:vertical-justify="auto"/>
      <style:paragraph-properties css3t:text-justify="auto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'" style:font-size-complex="11pt" style:font-style-complex="normal" style:font-weight-complex="normal"/>
    </style:style>
    <style:style style:name="Blue" style:family="table-cell" style:parent-style-name="Default">
      <style:table-cell-properties fo:background-color="#6666ff" style:rotation-angle="0" loext:vertical-justify="auto"/>
      <style:paragraph-properties css3t:text-justify="auto"/>
      <style:text-properties fo:color="#6666ff" style:font-weight-asian="normal"/>
    </style:style>
    <style:style style:name="Brown" style:family="table-cell" style:parent-style-name="Default">
      <style:table-cell-properties fo:background-color="#cc9900" style:rotation-angle="0" loext:vertical-justify="auto"/>
      <style:paragraph-properties css3t:text-justify="auto"/>
      <style:text-properties fo:color="#cc9900" style:font-weight-asian="normal"/>
    </style:style>
    <style:style style:name="Orange_20_1" style:display-name="Orange 1" style:family="table-cell" style:parent-style-name="Default">
      <style:table-cell-properties fo:background-color="#ffcc00" style:rotation-angle="0" loext:vertical-justify="auto"/>
      <style:paragraph-properties css3t:text-justify="auto"/>
      <style:text-properties style:font-weight-asian="normal"/>
    </style:style>
    <style:style style:name="Vertical_20_bar_20_Orange_20_1" style:display-name="Vertical bar Orange 1" style:family="table-cell" style:parent-style-name="Default">
      <style:table-cell-properties fo:border-bottom="none" style:diagonal-bl-tr="none" style:diagonal-tl-br="none" fo:border-left="none" fo:border-right="2.04pt solid #ffcc00" style:rotation-angle="90" fo:border-top="none" loext:vertical-justify="auto"/>
      <style:paragraph-properties css3t:text-justify="auto"/>
    </style:style>
    <style:style style:name="Vertical_20_bar_20_Sky_20_blue" style:display-name="Vertical bar Sky blue" style:family="table-cell" style:parent-style-name="Default">
      <style:table-cell-properties fo:border-bottom="none" style:diagonal-bl-tr="none" style:diagonal-tl-br="none" fo:border-left="none" fo:border-right="2.04pt solid #00ccff" style:rotation-angle="90" fo:border-top="none" loext:vertical-justify="auto"/>
      <style:paragraph-properties css3t:text-justify="auto"/>
      <style:text-properties style:font-weight-asian="normal"/>
    </style:style>
    <style:style style:name="Vertical_20_bar_20_Sky_20_blue_20_1" style:display-name="Vertical bar Sky blue 1" style:family="table-cell" style:parent-style-name="Default">
      <style:table-cell-properties fo:border-bottom="none" style:diagonal-bl-tr="none" style:diagonal-tl-br="none" fo:border-left="none" fo:border-right="2.04pt solid #9999ff" style:rotation-angle="0" fo:border-top="none" loext:vertical-justify="auto"/>
      <style:paragraph-properties css3t:text-justify="auto"/>
    </style:style>
    <style:style style:name="Sky_20_blue" style:display-name="Sky blue" style:family="table-cell" style:parent-style-name="Default" style:data-style-name="N0">
      <style:table-cell-properties fo:background-color="#00ccff" style:rotation-angle="0" loext:vertical-justify="auto"/>
      <style:paragraph-properties css3t:text-justify="auto"/>
    </style:style>
    <style:style style:name="Sky_20_blue_20_1" style:display-name="Sky blue 1" style:family="table-cell" style:parent-style-name="Default" style:data-style-name="N0">
      <style:table-cell-properties fo:background-color="#9999ff" style:rotation-angle="0" loext:vertical-justify="auto"/>
      <style:paragraph-properties css3t:text-justify="auto"/>
    </style:style>
    <style:style style:name="Yellow_20_4" style:display-name="Yellow 4" style:family="table-cell" style:parent-style-name="Default">
      <style:table-cell-properties fo:background-color="#996600" loext:vertical-justify="auto"/>
      <style:paragraph-properties css3t:text-justify="auto"/>
      <style:text-properties style:font-weight-asian="normal"/>
    </style:style>
    <style:style style:name="Yellow_20_5" style:display-name="Yellow 5" style:family="table-cell" style:parent-style-name="Default">
      <style:table-cell-properties fo:background-color="#663300" loext:vertical-justify="auto"/>
      <style:paragraph-properties css3t:text-justify="auto"/>
    </style:style>
    <style:style style:name="Vertical_20_bar_20_Orange_20_4" style:display-name="Vertical bar Orange 4" style:family="table-cell" style:parent-style-name="Default">
      <style:table-cell-properties fo:border-bottom="none" style:diagonal-bl-tr="none" style:diagonal-tl-br="none" fo:background-color="transparent" fo:border-left="none" fo:border-right="2.04pt solid #663300" fo:border-top="none" loext:vertical-justify="auto"/>
      <style:paragraph-properties css3t:text-justify="auto"/>
    </style:style>
    <style:style style:name="Vertical_20_bar_20_Orange_20_5" style:display-name="Vertical bar Orange 5" style:family="table-cell" style:parent-style-name="Default">
      <style:table-cell-properties fo:border-bottom="none" style:diagonal-bl-tr="none" style:diagonal-tl-br="none" fo:border-left="none" fo:border-right="2.04pt solid #663300" fo:border-top="none" loext:vertical-justify="auto"/>
      <style:paragraph-properties css3t:text-justify="auto"/>
    </style:style>
    <style:style style:name="Unprotect_20_Grey" style:display-name="Unprotect Grey" style:family="table-cell" style:parent-style-name="Default">
      <style:table-cell-properties fo:background-color="#eeeeee" loext:vertical-justify="auto"/>
      <style:paragraph-properties css3t:text-justify="auto"/>
    </style:style>
    <style:style style:name="Orange_20_2" style:display-name="Orange 2" style:family="table-cell" style:parent-style-name="Default">
      <style:table-cell-properties fo:background-color="#ff9900" loext:vertical-justify="auto"/>
      <style:paragraph-properties css3t:text-justify="auto"/>
    </style:style>
    <style:style style:name="Vertical_20_bar_20_Orange_20_2" style:display-name="Vertical bar Orange 2" style:family="table-cell" style:parent-style-name="Default">
      <style:table-cell-properties fo:border-bottom="none" style:diagonal-bl-tr="none" style:diagonal-tl-br="none" fo:border-left="none" fo:border-right="2.04pt solid #ff9900" fo:border-top="none" loext:vertical-justify="auto"/>
      <style:paragraph-properties css3t:text-justify="auto"/>
    </style:style>
    <style:style style:name="Tourquoise" style:family="table-cell" style:parent-style-name="Default">
      <style:table-cell-properties fo:background-color="#33ff99" loext:vertical-justify="auto"/>
      <style:paragraph-properties css3t:text-justify="auto"/>
      <style:text-properties fo:color="#33ff99" style:font-weight-asian="normal"/>
    </style:style>
    <style:style style:name="Tourquoise_20_1" style:display-name="Tourquoise 1" style:family="table-cell" style:parent-style-name="Default">
      <style:table-cell-properties fo:background-color="#66ff99" loext:vertical-justify="auto"/>
      <style:paragraph-properties css3t:text-justify="auto"/>
    </style:style>
    <style:style style:name="Tourquoise_20_2" style:display-name="Tourquoise 2" style:family="table-cell" style:parent-style-name="Default">
      <style:table-cell-properties fo:background-color="#00ff66" loext:vertical-justify="auto"/>
      <style:paragraph-properties css3t:text-justify="auto"/>
    </style:style>
    <style:style style:name="Vertical_20_bar_20_Tourquoise_20_1" style:display-name="Vertical bar Tourquoise 1" style:family="table-cell" style:parent-style-name="Default">
      <style:table-cell-properties fo:border-bottom="none" style:diagonal-bl-tr="none" style:diagonal-tl-br="none" fo:border-left="none" fo:border-right="2.04pt solid #66ff99" fo:border-top="none" loext:vertical-justify="auto"/>
      <style:paragraph-properties css3t:text-justify="auto"/>
    </style:style>
    <style:style style:name="Vertical_20_bar_20_Tourquoise_20_2" style:display-name="Vertical bar Tourquoise 2" style:family="table-cell" style:parent-style-name="Default">
      <style:table-cell-properties style:diagonal-bl-tr="none" style:diagonal-tl-br="none" loext:vertical-justify="auto"/>
      <style:paragraph-properties css3t:text-justify="auto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016cm" fo:margin-bottom="1.016cm" fo:margin-left="1.016cm" fo:margin-right="1.016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016cm" fo:margin-bottom="1.016cm" fo:margin-left="0cm" fo:margin-right="1.016cm" style:print-page-order="ttb" style:first-page-number="continue" style:scale-to="11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 style:data-style-name="N2" text:time-value="12:13:20.2119737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D_20_POW" style:display-name="PageStyle_AD PO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39</meta:editing-cycles>
    <dc:date>2024-03-11T12:13:47.396470613</dc:date>
    <meta:generator>LibreOfficeDev/24.2.1.0.0$Linux_X86_64 LibreOffice_project/118e6cc0921849216e1fc3eb8d2f7dbb53463b26</meta:generator>
    <meta:editing-duration>P40DT4H21M15S</meta:editing-duration>
    <meta:print-date>2020-02-13T12:09:50.646184262</meta:print-date>
    <meta:document-statistic meta:table-count="2" meta:cell-count="347" meta:object-count="0"/>
  </office:meta>
</office:document-meta>
</file>